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7.415cm"/>
    </style:style>
    <style:style style:name="co3" style:family="table-column">
      <style:table-column-properties fo:break-before="auto" style:column-width="43.171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1809-4872</text:p>
          </table:table-cell>
          <table:table-cell office:value-type="string">
            <text:p>EDUCAÇÃO FÍSICA <text:s text:c="34"/></text:p>
          </table:table-cell>
          <table:table-cell office:value-type="string">
            <text:p>@rquivos internacionais de otorrinolaringolog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856</text:p>
          </table:table-cell>
          <table:table-cell office:value-type="string">
            <text:p>EDUCAÇÃO FÍSICA <text:s text:c="34"/></text:p>
          </table:table-cell>
          <table:table-cell office:value-type="string">
            <text:p>@rquivos internacionais de otorrinolaringologia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336</text:p>
          </table:table-cell>
          <table:table-cell office:value-type="string">
            <text:p>EDUCAÇÃO FÍSICA <text:s text:c="34"/></text:p>
          </table:table-cell>
          <table:table-cell office:value-type="string">
            <text:p>A Terceira I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604</text:p>
          </table:table-cell>
          <table:table-cell office:value-type="string">
            <text:p>EDUCAÇÃO FÍSICA <text:s text:c="34"/></text:p>
          </table:table-cell>
          <table:table-cell office:value-type="string">
            <text:p>Academos (São Bernardo do Camp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436</text:p>
          </table:table-cell>
          <table:table-cell office:value-type="string">
            <text:p>EDUCAÇÃO FÍSICA <text:s text:c="34"/></text:p>
          </table:table-cell>
          <table:table-cell office:value-type="string">
            <text:p>Ação &amp; Movimento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686</text:p>
          </table:table-cell>
          <table:table-cell office:value-type="string">
            <text:p>EDUCAÇÃO FÍSICA <text:s text:c="34"/></text:p>
          </table:table-cell>
          <table:table-cell office:value-type="string">
            <text:p>Acolhendo a Alfabetização nos Países de Língua Portuguesa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5967</text:p>
          </table:table-cell>
          <table:table-cell office:value-type="string">
            <text:p>EDUCAÇÃO FÍSICA <text:s text:c="34"/></text:p>
          </table:table-cell>
          <table:table-cell office:value-type="string">
            <text:p>Acta Amazon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987</text:p>
          </table:table-cell>
          <table:table-cell office:value-type="string">
            <text:p>EDUCAÇÃO FÍSICA <text:s text:c="34"/></text:p>
          </table:table-cell>
          <table:table-cell office:value-type="string">
            <text:p>Acta do Movimento Human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2383</text:p>
          </table:table-cell>
          <table:table-cell office:value-type="string">
            <text:p>EDUCAÇÃO FÍSICA <text:s text:c="34"/></text:p>
          </table:table-cell>
          <table:table-cell office:value-type="string">
            <text:p>Acta Farmacéutica Bonaerens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795</text:p>
          </table:table-cell>
          <table:table-cell office:value-type="string">
            <text:p>EDUCAÇÃO FÍSICA <text:s text:c="34"/></text:p>
          </table:table-cell>
          <table:table-cell office:value-type="string">
            <text:p>Acta Fisiatrica (U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399X</text:p>
          </table:table-cell>
          <table:table-cell office:value-type="string">
            <text:p>EDUCAÇÃO FÍSICA <text:s text:c="34"/></text:p>
          </table:table-cell>
          <table:table-cell office:value-type="string">
            <text:p>Acta Médica Portugues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009</text:p>
          </table:table-cell>
          <table:table-cell office:value-type="string">
            <text:p>EDUCAÇÃO FÍSICA <text:s text:c="34"/></text:p>
          </table:table-cell>
          <table:table-cell office:value-type="string">
            <text:p>Acta Neurologica Belg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770</text:p>
          </table:table-cell>
          <table:table-cell office:value-type="string">
            <text:p>EDUCAÇÃO FÍSICA <text:s text:c="34"/></text:p>
          </table:table-cell>
          <table:table-cell office:value-type="string">
            <text:p>Acta OR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852</text:p>
          </table:table-cell>
          <table:table-cell office:value-type="string">
            <text:p>EDUCAÇÃO FÍSICA <text:s text:c="34"/></text:p>
          </table:table-cell>
          <table:table-cell office:value-type="string">
            <text:p>Acta Ortopédica Brasileir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489</text:p>
          </table:table-cell>
          <table:table-cell office:value-type="string">
            <text:p>EDUCAÇÃO FÍSICA <text:s text:c="34"/></text:p>
          </table:table-cell>
          <table:table-cell office:value-type="string">
            <text:p>Acta Oto-Laryngolog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03-5253</text:p>
          </table:table-cell>
          <table:table-cell office:value-type="string">
            <text:p>EDUCAÇÃO FÍSICA <text:s text:c="34"/></text:p>
          </table:table-cell>
          <table:table-cell office:value-type="string">
            <text:p>Acta Paediatrica (Osl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464X</text:p>
          </table:table-cell>
          <table:table-cell office:value-type="string">
            <text:p>EDUCAÇÃO FÍSICA <text:s text:c="34"/></text:p>
          </table:table-cell>
          <table:table-cell office:value-type="string">
            <text:p>Acta Reumatológica Portugues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83</text:p>
          </table:table-cell>
          <table:table-cell office:value-type="string">
            <text:p>EDUCAÇÃO FÍSICA <text:s text:c="34"/></text:p>
          </table:table-cell>
          <table:table-cell office:value-type="string">
            <text:p>Acta Scientiarum. Biological Science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91</text:p>
          </table:table-cell>
          <table:table-cell office:value-type="string">
            <text:p>EDUCAÇÃO FÍSICA <text:s text:c="34"/></text:p>
          </table:table-cell>
          <table:table-cell office:value-type="string">
            <text:p>Acta Scientiarum. Health Science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361</text:p>
          </table:table-cell>
          <table:table-cell office:value-type="string">
            <text:p>EDUCAÇÃO FÍSICA <text:s text:c="34"/></text:p>
          </table:table-cell>
          <table:table-cell office:value-type="string">
            <text:p>Acta Scientiarum. Human and Social Sciences (Impresso) (Cessou em 2007. Cont. ISSN 1983-4675 Acta Scientiarum. Language and Culture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902</text:p>
          </table:table-cell>
          <table:table-cell office:value-type="string">
            <text:p>EDUCAÇÃO FÍSICA <text:s text:c="34"/></text:p>
          </table:table-cell>
          <table:table-cell office:value-type="string">
            <text:p>Adapta (Rio Cla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6-5829</text:p>
          </table:table-cell>
          <table:table-cell office:value-type="string">
            <text:p>EDUCAÇÃO FÍSICA <text:s text:c="34"/></text:p>
          </table:table-cell>
          <table:table-cell office:value-type="string">
            <text:p>Adapted Physical Activity Quarterl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4046</text:p>
          </table:table-cell>
          <table:table-cell office:value-type="string">
            <text:p>EDUCAÇÃO FÍSICA <text:s text:c="34"/></text:p>
          </table:table-cell>
          <table:table-cell office:value-type="string">
            <text:p>Advances in Physiology Educ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3-8196</text:p>
          </table:table-cell>
          <table:table-cell office:value-type="string">
            <text:p>EDUCAÇÃO FÍSICA <text:s text:c="34"/></text:p>
          </table:table-cell>
          <table:table-cell office:value-type="string">
            <text:p>Advances in Physiothera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1-7049</text:p>
          </table:table-cell>
          <table:table-cell office:value-type="string">
            <text:p>EDUCAÇÃO FÍSICA <text:s text:c="34"/></text:p>
          </table:table-cell>
          <table:table-cell office:value-type="string">
            <text:p>Advances in Speech Language Pathology (Cessou em 2007. Cont. ISSN 1754-9507 International Journal of Speech-Language Pathology (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0729</text:p>
          </table:table-cell>
          <table:table-cell office:value-type="string">
            <text:p>EDUCAÇÃO FÍSICA <text:s text:c="34"/></text:p>
          </table:table-cell>
          <table:table-cell office:value-type="string">
            <text:p>Age and Agein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4-0667</text:p>
          </table:table-cell>
          <table:table-cell office:value-type="string">
            <text:p>EDUCAÇÃO FÍSICA <text:s text:c="34"/></text:p>
          </table:table-cell>
          <table:table-cell office:value-type="string">
            <text:p>Aging Clinical and Experimental Research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0341</text:p>
          </table:table-cell>
          <table:table-cell office:value-type="string">
            <text:p>EDUCAÇÃO FÍSICA <text:s text:c="34"/></text:p>
          </table:table-cell>
          <table:table-cell office:value-type="string">
            <text:p>Alzheimer Disease and Associated Disord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726X</text:p>
          </table:table-cell>
          <table:table-cell office:value-type="string">
            <text:p>EDUCAÇÃO FÍSICA <text:s text:c="34"/></text:p>
          </table:table-cell>
          <table:table-cell office:value-type="string">
            <text:p>American Annals of the Deaf (Washington, D.C. 1886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262</text:p>
          </table:table-cell>
          <table:table-cell office:value-type="string">
            <text:p>EDUCAÇÃO FÍSICA <text:s text:c="34"/></text:p>
          </table:table-cell>
          <table:table-cell office:value-type="string">
            <text:p>American Journal of Epidem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7061</text:p>
          </table:table-cell>
          <table:table-cell office:value-type="string">
            <text:p>EDUCAÇÃO FÍSICA <text:s text:c="34"/></text:p>
          </table:table-cell>
          <table:table-cell office:value-type="string">
            <text:p>American Journal of Hypertensio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3586</text:p>
          </table:table-cell>
          <table:table-cell office:value-type="string">
            <text:p>EDUCAÇÃO FÍSICA <text:s text:c="34"/></text:p>
          </table:table-cell>
          <table:table-cell office:value-type="string">
            <text:p>American Journal of Industrial Medicin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7299</text:p>
          </table:table-cell>
          <table:table-cell office:value-type="string">
            <text:p>EDUCAÇÃO FÍSICA <text:s text:c="34"/></text:p>
          </table:table-cell>
          <table:table-cell office:value-type="string">
            <text:p>American Journal of Medical Genetics (Print) (Cessou em 2002. Foi desdobrado em três: ISSN 1552-4825, 1552-4841 e 1552-4868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825</text:p>
          </table:table-cell>
          <table:table-cell office:value-type="string">
            <text:p>EDUCAÇÃO FÍSICA <text:s text:c="34"/></text:p>
          </table:table-cell>
          <table:table-cell office:value-type="string">
            <text:p>American Journal of Medical Genetics. Part 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6108</text:p>
          </table:table-cell>
          <table:table-cell office:value-type="string">
            <text:p>EDUCAÇÃO FÍSICA <text:s text:c="34"/></text:p>
          </table:table-cell>
          <table:table-cell office:value-type="string">
            <text:p>American Journal of Neurorad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5406</text:p>
          </table:table-cell>
          <table:table-cell office:value-type="string">
            <text:p>EDUCAÇÃO FÍSICA <text:s text:c="34"/></text:p>
          </table:table-cell>
          <table:table-cell office:value-type="string">
            <text:p>American Journal of Orthodontics and Dentofacial Orthoped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9115</text:p>
          </table:table-cell>
          <table:table-cell office:value-type="string">
            <text:p>EDUCAÇÃO FÍSICA <text:s text:c="34"/></text:p>
          </table:table-cell>
          <table:table-cell office:value-type="string">
            <text:p>American Journal of Physical Medicine &amp; Rehabilit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6143</text:p>
          </table:table-cell>
          <table:table-cell office:value-type="string">
            <text:p>EDUCAÇÃO FÍSICA <text:s text:c="34"/></text:p>
          </table:table-cell>
          <table:table-cell office:value-type="string">
            <text:p>American Journal of Physiology. Cell Physi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6135</text:p>
          </table:table-cell>
          <table:table-cell office:value-type="string">
            <text:p>EDUCAÇÃO FÍSICA <text:s text:c="34"/></text:p>
          </table:table-cell>
          <table:table-cell office:value-type="string">
            <text:p>American Journal of Physiology. Heart and Circulatory Phys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0605</text:p>
          </table:table-cell>
          <table:table-cell office:value-type="string">
            <text:p>EDUCAÇÃO FÍSICA <text:s text:c="34"/></text:p>
          </table:table-cell>
          <table:table-cell office:value-type="string">
            <text:p>American Journal of Physiology. Lung Cellular and Molecular Phys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6119</text:p>
          </table:table-cell>
          <table:table-cell office:value-type="string">
            <text:p>EDUCAÇÃO FÍSICA <text:s text:c="34"/></text:p>
          </table:table-cell>
          <table:table-cell office:value-type="string">
            <text:p>American Journal of Physiology. Regulatory, Integrative and Comparative Phys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0036</text:p>
          </table:table-cell>
          <table:table-cell office:value-type="string">
            <text:p>EDUCAÇÃO FÍSICA <text:s text:c="34"/></text:p>
          </table:table-cell>
          <table:table-cell office:value-type="string">
            <text:p>American Journal of Public Health (1971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449X</text:p>
          </table:table-cell>
          <table:table-cell office:value-type="string">
            <text:p>EDUCAÇÃO FÍSICA <text:s text:c="34"/></text:p>
          </table:table-cell>
          <table:table-cell office:value-type="string">
            <text:p>American Journal of Respiratory and Critical Care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1549</text:p>
          </table:table-cell>
          <table:table-cell office:value-type="string">
            <text:p>EDUCAÇÃO FÍSICA <text:s text:c="34"/></text:p>
          </table:table-cell>
          <table:table-cell office:value-type="string">
            <text:p>American Journal of Respiratory Cell and Molecular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5465</text:p>
          </table:table-cell>
          <table:table-cell office:value-type="string">
            <text:p>EDUCAÇÃO FÍSICA <text:s text:c="34"/></text:p>
          </table:table-cell>
          <table:table-cell office:value-type="string">
            <text:p>American Journal of Sports Medici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4451</text:p>
          </table:table-cell>
          <table:table-cell office:value-type="string">
            <text:p>EDUCAÇÃO FÍSICA <text:s text:c="34"/></text:p>
          </table:table-cell>
          <table:table-cell office:value-type="string">
            <text:p>Amino Acids (Wie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115</text:p>
          </table:table-cell>
          <table:table-cell office:value-type="string">
            <text:p>EDUCAÇÃO FÍSICA <text:s text:c="34"/></text:p>
          </table:table-cell>
          <table:table-cell office:value-type="string">
            <text:p>Anais (Congresso Brasileiro de Fonoaudiolog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3765</text:p>
          </table:table-cell>
          <table:table-cell office:value-type="string">
            <text:p>EDUCAÇÃO FÍSICA <text:s text:c="34"/></text:p>
          </table:table-cell>
          <table:table-cell office:value-type="string">
            <text:p>Anais da Academia Brasileira de Ciência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8-2642</text:p>
          </table:table-cell>
          <table:table-cell office:value-type="string">
            <text:p>EDUCAÇÃO FÍSICA <text:s text:c="34"/></text:p>
          </table:table-cell>
          <table:table-cell office:value-type="string">
            <text:p>Analytical and Bioanalytical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4-6812</text:p>
          </table:table-cell>
          <table:table-cell office:value-type="string">
            <text:p>EDUCAÇÃO FÍSICA <text:s text:c="34"/></text:p>
          </table:table-cell>
          <table:table-cell office:value-type="string">
            <text:p>Analytical and Quantitative Cytology and His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606</text:p>
          </table:table-cell>
          <table:table-cell office:value-type="string">
            <text:p>EDUCAÇÃO FÍSICA <text:s text:c="34"/></text:p>
          </table:table-cell>
          <table:table-cell office:value-type="string">
            <text:p>Animador Sociocultur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1-1206</text:p>
          </table:table-cell>
          <table:table-cell office:value-type="string">
            <text:p>EDUCAÇÃO FÍSICA <text:s text:c="34"/></text:p>
          </table:table-cell>
          <table:table-cell office:value-type="string">
            <text:p>Annals of Allergy, Asthma &amp; Immu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0-9602</text:p>
          </table:table-cell>
          <table:table-cell office:value-type="string">
            <text:p>EDUCAÇÃO FÍSICA <text:s text:c="34"/></text:p>
          </table:table-cell>
          <table:table-cell office:value-type="string">
            <text:p>Annals of Anatom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6964</text:p>
          </table:table-cell>
          <table:table-cell office:value-type="string">
            <text:p>EDUCAÇÃO FÍSICA <text:s text:c="34"/></text:p>
          </table:table-cell>
          <table:table-cell office:value-type="string">
            <text:p>Annals of Biomedical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967</text:p>
          </table:table-cell>
          <table:table-cell office:value-type="string">
            <text:p>EDUCAÇÃO FÍSICA <text:s text:c="34"/></text:p>
          </table:table-cell>
          <table:table-cell office:value-type="string">
            <text:p>Annals of the Rheumatic Diseas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3169</text:p>
          </table:table-cell>
          <table:table-cell office:value-type="string">
            <text:p>EDUCAÇÃO FÍSICA <text:s text:c="34"/></text:p>
          </table:table-cell>
          <table:table-cell office:value-type="string">
            <text:p>Anuário da Produção Acadêmica Docente (Anhanguera Educacional. Valinho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7038</text:p>
          </table:table-cell>
          <table:table-cell office:value-type="string">
            <text:p>EDUCAÇÃO FÍSICA <text:s text:c="34"/></text:p>
          </table:table-cell>
          <table:table-cell office:value-type="string">
            <text:p>Aphasiology (Londo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6663</text:p>
          </table:table-cell>
          <table:table-cell office:value-type="string">
            <text:p>EDUCAÇÃO FÍSICA <text:s text:c="34"/></text:p>
          </table:table-cell>
          <table:table-cell office:value-type="string">
            <text:p>Appetite (London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870</text:p>
          </table:table-cell>
          <table:table-cell office:value-type="string">
            <text:p>EDUCAÇÃO FÍSICA <text:s text:c="34"/></text:p>
          </table:table-cell>
          <table:table-cell office:value-type="string">
            <text:p>Applied Ergono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7-4015</text:p>
          </table:table-cell>
          <table:table-cell office:value-type="string">
            <text:p>EDUCAÇÃO FÍSICA <text:s text:c="34"/></text:p>
          </table:table-cell>
          <table:table-cell office:value-type="string">
            <text:p>Apunts. Educación Física y Deport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7-5075</text:p>
          </table:table-cell>
          <table:table-cell office:value-type="string">
            <text:p>EDUCAÇÃO FÍSICA <text:s text:c="34"/></text:p>
          </table:table-cell>
          <table:table-cell office:value-type="string">
            <text:p>Archives of Acous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4943</text:p>
          </table:table-cell>
          <table:table-cell office:value-type="string">
            <text:p>EDUCAÇÃO FÍSICA <text:s text:c="34"/></text:p>
          </table:table-cell>
          <table:table-cell office:value-type="string">
            <text:p>Archives of Gerontology and Geriatr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34-1922</text:p>
          </table:table-cell>
          <table:table-cell office:value-type="string">
            <text:p>EDUCAÇÃO FÍSICA <text:s text:c="34"/></text:p>
          </table:table-cell>
          <table:table-cell office:value-type="string">
            <text:p>Archives of Medical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993</text:p>
          </table:table-cell>
          <table:table-cell office:value-type="string">
            <text:p>EDUCAÇÃO FÍSICA <text:s text:c="34"/></text:p>
          </table:table-cell>
          <table:table-cell office:value-type="string">
            <text:p>Archives of Physical Medicine and Rehabilitation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0002</text:p>
          </table:table-cell>
          <table:table-cell office:value-type="string">
            <text:p>EDUCAÇÃO FÍSICA <text:s text:c="34"/></text:p>
          </table:table-cell>
          <table:table-cell office:value-type="string">
            <text:p>Archives of Sexual Behavio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2896</text:p>
          </table:table-cell>
          <table:table-cell office:value-type="string">
            <text:p>EDUCAÇÃO FÍSICA <text:s text:c="34"/></text:p>
          </table:table-cell>
          <table:table-cell office:value-type="string">
            <text:p>Archivos de Bronconeumología (Ed. 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2-8799</text:p>
          </table:table-cell>
          <table:table-cell office:value-type="string">
            <text:p>EDUCAÇÃO FÍSICA <text:s text:c="34"/></text:p>
          </table:table-cell>
          <table:table-cell office:value-type="string">
            <text:p>Archivos de Medicina del Deport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0622</text:p>
          </table:table-cell>
          <table:table-cell office:value-type="string">
            <text:p>EDUCAÇÃO FÍSICA <text:s text:c="34"/></text:p>
          </table:table-cell>
          <table:table-cell office:value-type="string">
            <text:p>Archivos Latinoamericanos de Nutrició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935</text:p>
          </table:table-cell>
          <table:table-cell office:value-type="string">
            <text:p>EDUCAÇÃO FÍSICA <text:s text:c="34"/></text:p>
          </table:table-cell>
          <table:table-cell office:value-type="string">
            <text:p>Arquivo Brasileiro de Medicina Veterinária e Zootecn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162</text:p>
          </table:table-cell>
          <table:table-cell office:value-type="string">
            <text:p>EDUCAÇÃO FÍSICA <text:s text:c="34"/></text:p>
          </table:table-cell>
          <table:table-cell office:value-type="string">
            <text:p>Arquivo Brasileiro de Medicina Veterinária e Zootecnia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782X</text:p>
          </table:table-cell>
          <table:table-cell office:value-type="string">
            <text:p>EDUCAÇÃO FÍSICA <text:s text:c="34"/></text:p>
          </table:table-cell>
          <table:table-cell office:value-type="string">
            <text:p>Arquivos Brasileiros de Cardiolog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730</text:p>
          </table:table-cell>
          <table:table-cell office:value-type="string">
            <text:p>EDUCAÇÃO FÍSICA <text:s text:c="34"/></text:p>
          </table:table-cell>
          <table:table-cell office:value-type="string">
            <text:p>Arquivos Brasileiros de Endocrinologia e Metabolog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456</text:p>
          </table:table-cell>
          <table:table-cell office:value-type="string">
            <text:p>EDUCAÇÃO FÍSICA <text:s text:c="34"/></text:p>
          </table:table-cell>
          <table:table-cell office:value-type="string">
            <text:p>Arquivos Brasileiros de Paralisia Cerebr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773</text:p>
          </table:table-cell>
          <table:table-cell office:value-type="string">
            <text:p>EDUCAÇÃO FÍSICA <text:s text:c="34"/></text:p>
          </table:table-cell>
          <table:table-cell office:value-type="string">
            <text:p>Arquivos Catarinenses de Medicin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149</text:p>
          </table:table-cell>
          <table:table-cell office:value-type="string">
            <text:p>EDUCAÇÃO FÍSICA <text:s text:c="34"/></text:p>
          </table:table-cell>
          <table:table-cell office:value-type="string">
            <text:p>Arquivos da APADEC (Cessou em 2005. Cont. ISSN 1980-959X Arquivos do Mud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325</text:p>
          </table:table-cell>
          <table:table-cell office:value-type="string">
            <text:p>EDUCAÇÃO FÍSICA <text:s text:c="34"/></text:p>
          </table:table-cell>
          <table:table-cell office:value-type="string">
            <text:p>Arquivos de Ciências da Saúde (FAMER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76X</text:p>
          </table:table-cell>
          <table:table-cell office:value-type="string">
            <text:p>EDUCAÇÃO FÍSICA <text:s text:c="34"/></text:p>
          </table:table-cell>
          <table:table-cell office:value-type="string">
            <text:p>Arquivos de Ciências da Saúde da UNIPAR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615</text:p>
          </table:table-cell>
          <table:table-cell office:value-type="string">
            <text:p>EDUCAÇÃO FÍSICA <text:s text:c="34"/></text:p>
          </table:table-cell>
          <table:table-cell office:value-type="string">
            <text:p>Arquivos de Geriatria e Geron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82X</text:p>
          </table:table-cell>
          <table:table-cell office:value-type="string">
            <text:p>EDUCAÇÃO FÍSICA <text:s text:c="34"/></text:p>
          </table:table-cell>
          <table:table-cell office:value-type="string">
            <text:p>Arquivos de Neuro-Psiquiatr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901</text:p>
          </table:table-cell>
          <table:table-cell office:value-type="string">
            <text:p>EDUCAÇÃO FÍSICA <text:s text:c="34"/></text:p>
          </table:table-cell>
          <table:table-cell office:value-type="string">
            <text:p>Arquivos em Movimento (UFRJ. Impresso) (Cessou em 2005. Cont. ISSN 1809-9556 Arquivos em Movimento (Online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556</text:p>
          </table:table-cell>
          <table:table-cell office:value-type="string">
            <text:p>EDUCAÇÃO FÍSICA <text:s text:c="34"/></text:p>
          </table:table-cell>
          <table:table-cell office:value-type="string">
            <text:p>Arquivos em Movimento (UFRJ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992</text:p>
          </table:table-cell>
          <table:table-cell office:value-type="string">
            <text:p>EDUCAÇÃO FÍSICA <text:s text:c="34"/></text:p>
          </table:table-cell>
          <table:table-cell office:value-type="string">
            <text:p>Arquivos Médicos do ABC (Cessou em 2007. Cont. ISSN 1983-2451 Arquivos Brasileiros de Ciências da Saúd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9758</text:p>
          </table:table-cell>
          <table:table-cell office:value-type="string">
            <text:p>EDUCAÇÃO FÍSICA <text:s text:c="34"/></text:p>
          </table:table-cell>
          <table:table-cell office:value-type="string">
            <text:p>Arquivos Sanny de Pesquisa em Saú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603</text:p>
          </table:table-cell>
          <table:table-cell office:value-type="string">
            <text:p>EDUCAÇÃO FÍSICA <text:s text:c="34"/></text:p>
          </table:table-cell>
          <table:table-cell office:value-type="string">
            <text:p>ArtCultura (UFU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3591</text:p>
          </table:table-cell>
          <table:table-cell office:value-type="string">
            <text:p>EDUCAÇÃO FÍSICA <text:s text:c="34"/></text:p>
          </table:table-cell>
          <table:table-cell office:value-type="string">
            <text:p>Arthritis and Rheumatism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5-9586</text:p>
          </table:table-cell>
          <table:table-cell office:value-type="string">
            <text:p>EDUCAÇÃO FÍSICA <text:s text:c="34"/></text:p>
          </table:table-cell>
          <table:table-cell office:value-type="string">
            <text:p>ASHA Leade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150</text:p>
          </table:table-cell>
          <table:table-cell office:value-type="string">
            <text:p>EDUCAÇÃO FÍSICA <text:s text:c="34"/></text:p>
          </table:table-cell>
          <table:table-cell office:value-type="string">
            <text:p>Atherosclerosis (Amsterdam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45-0626</text:p>
          </table:table-cell>
          <table:table-cell office:value-type="string">
            <text:p>EDUCAÇÃO FÍSICA <text:s text:c="34"/></text:p>
          </table:table-cell>
          <table:table-cell office:value-type="string">
            <text:p>Audio Infos (Ed. Français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51-386X</text:p>
          </table:table-cell>
          <table:table-cell office:value-type="string">
            <text:p>EDUCAÇÃO FÍSICA <text:s text:c="34"/></text:p>
          </table:table-cell>
          <table:table-cell office:value-type="string">
            <text:p>Audiological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3030</text:p>
          </table:table-cell>
          <table:table-cell office:value-type="string">
            <text:p>EDUCAÇÃO FÍSICA <text:s text:c="34"/></text:p>
          </table:table-cell>
          <table:table-cell office:value-type="string">
            <text:p>Audiology &amp; Neuro-Otolog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2609</text:p>
          </table:table-cell>
          <table:table-cell office:value-type="string">
            <text:p>EDUCAÇÃO FÍSICA <text:s text:c="34"/></text:p>
          </table:table-cell>
          <table:table-cell office:value-type="string">
            <text:p>Audiology Toda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9514</text:p>
          </table:table-cell>
          <table:table-cell office:value-type="string">
            <text:p>EDUCAÇÃO FÍSICA <text:s text:c="34"/></text:p>
          </table:table-cell>
          <table:table-cell office:value-type="string">
            <text:p>Australian Journal of Physiotherap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0702</text:p>
          </table:table-cell>
          <table:table-cell office:value-type="string">
            <text:p>EDUCAÇÃO FÍSICA <text:s text:c="34"/></text:p>
          </table:table-cell>
          <table:table-cell office:value-type="string">
            <text:p>Autonomic Neuroscience: Basic &amp; Clinic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077</text:p>
          </table:table-cell>
          <table:table-cell office:value-type="string">
            <text:p>EDUCAÇÃO FÍSICA <text:s text:c="34"/></text:p>
          </table:table-cell>
          <table:table-cell office:value-type="string">
            <text:p>Avaliação (UNICAM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7-1459</text:p>
          </table:table-cell>
          <table:table-cell office:value-type="string">
            <text:p>EDUCAÇÃO FÍSICA <text:s text:c="34"/></text:p>
          </table:table-cell>
          <table:table-cell office:value-type="string">
            <text:p>Bariatric Nursing and Surgical Patient Car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8244</text:p>
          </table:table-cell>
          <table:table-cell office:value-type="string">
            <text:p>EDUCAÇÃO FÍSICA <text:s text:c="34"/></text:p>
          </table:table-cell>
          <table:table-cell office:value-type="string">
            <text:p>Behavior Gene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339</text:p>
          </table:table-cell>
          <table:table-cell office:value-type="string">
            <text:p>EDUCAÇÃO FÍSICA <text:s text:c="34"/></text:p>
          </table:table-cell>
          <table:table-cell office:value-type="string">
            <text:p>Benjamin Constant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272</text:p>
          </table:table-cell>
          <table:table-cell office:value-type="string">
            <text:p>EDUCAÇÃO FÍSICA <text:s text:c="34"/></text:p>
          </table:table-cell>
          <table:table-cell office:value-type="string">
            <text:p>BEPA. Boletim Epidemiológico Paulist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1X</text:p>
          </table:table-cell>
          <table:table-cell office:value-type="string">
            <text:p>EDUCAÇÃO FÍSICA <text:s text:c="34"/></text:p>
          </table:table-cell>
          <table:table-cell office:value-type="string">
            <text:p>Biochemical and Biophysical Research Communication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52</text:p>
          </table:table-cell>
          <table:table-cell office:value-type="string">
            <text:p>EDUCAÇÃO FÍSICA <text:s text:c="34"/></text:p>
          </table:table-cell>
          <table:table-cell office:value-type="string">
            <text:p>Biochemical Pharma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002</text:p>
          </table:table-cell>
          <table:table-cell office:value-type="string">
            <text:p>EDUCAÇÃO FÍSICA <text:s text:c="34"/></text:p>
          </table:table-cell>
          <table:table-cell office:value-type="string">
            <text:p>Biochimica et Biophysica Acta (Print) (Cessou em 1963. Desmembrado em 2: ISSN 0926-6526 Biochimica et Biophysica Acta. Specialized Section on Mucoproteins and Mucopolysaccharides e ISSN 0304-4165 Biochimica et Biophysica Acta. G, General Subject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455</text:p>
          </table:table-cell>
          <table:table-cell office:value-type="string">
            <text:p>EDUCAÇÃO FÍSICA <text:s text:c="34"/></text:p>
          </table:table-cell>
          <table:table-cell office:value-type="string">
            <text:p>Biociências (Porto Aleg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5729</text:p>
          </table:table-cell>
          <table:table-cell office:value-type="string">
            <text:p>EDUCAÇÃO FÍSICA <text:s text:c="34"/></text:p>
          </table:table-cell>
          <table:table-cell office:value-type="string">
            <text:p>Biogerontology (Dordrech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60-021X</text:p>
          </table:table-cell>
          <table:table-cell office:value-type="string">
            <text:p>EDUCAÇÃO FÍSICA <text:s text:c="34"/></text:p>
          </table:table-cell>
          <table:table-cell office:value-type="string">
            <text:p>Biology of Spor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5-9662</text:p>
          </table:table-cell>
          <table:table-cell office:value-type="string">
            <text:p>EDUCAÇÃO FÍSICA <text:s text:c="34"/></text:p>
          </table:table-cell>
          <table:table-cell office:value-type="string">
            <text:p>Biomechanics (Rockville, Md.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725</text:p>
          </table:table-cell>
          <table:table-cell office:value-type="string">
            <text:p>EDUCAÇÃO FÍSICA <text:s text:c="34"/></text:p>
          </table:table-cell>
          <table:table-cell office:value-type="string">
            <text:p>Bioscience Journal (UFU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5237</text:p>
          </table:table-cell>
          <table:table-cell office:value-type="string">
            <text:p>EDUCAÇÃO FÍSICA <text:s text:c="34"/></text:p>
          </table:table-cell>
          <table:table-cell office:value-type="string">
            <text:p>Blood Pressure Monito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407</text:p>
          </table:table-cell>
          <table:table-cell office:value-type="string">
            <text:p>EDUCAÇÃO FÍSICA <text:s text:c="34"/></text:p>
          </table:table-cell>
          <table:table-cell office:value-type="string">
            <text:p>BMC Cancer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823</text:p>
          </table:table-cell>
          <table:table-cell office:value-type="string">
            <text:p>EDUCAÇÃO FÍSICA <text:s text:c="34"/></text:p>
          </table:table-cell>
          <table:table-cell office:value-type="string">
            <text:p>BMC Endocrine Disorder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30X</text:p>
          </table:table-cell>
          <table:table-cell office:value-type="string">
            <text:p>EDUCAÇÃO FÍSICA <text:s text:c="34"/></text:p>
          </table:table-cell>
          <table:table-cell office:value-type="string">
            <text:p>BMC Gastroenterology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963</text:p>
          </table:table-cell>
          <table:table-cell office:value-type="string">
            <text:p>EDUCAÇÃO FÍSICA <text:s text:c="34"/></text:p>
          </table:table-cell>
          <table:table-cell office:value-type="string">
            <text:p>BMC Health Services Research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202</text:p>
          </table:table-cell>
          <table:table-cell office:value-type="string">
            <text:p>EDUCAÇÃO FÍSICA <text:s text:c="34"/></text:p>
          </table:table-cell>
          <table:table-cell office:value-type="string">
            <text:p>BMC Neuroscience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793</text:p>
          </table:table-cell>
          <table:table-cell office:value-type="string">
            <text:p>EDUCAÇÃO FÍSICA <text:s text:c="34"/></text:p>
          </table:table-cell>
          <table:table-cell office:value-type="string">
            <text:p>BMC Physiolog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458</text:p>
          </table:table-cell>
          <table:table-cell office:value-type="string">
            <text:p>EDUCAÇÃO FÍSICA <text:s text:c="34"/></text:p>
          </table:table-cell>
          <table:table-cell office:value-type="string">
            <text:p>BMC Public Health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466</text:p>
          </table:table-cell>
          <table:table-cell office:value-type="string">
            <text:p>EDUCAÇÃO FÍSICA <text:s text:c="34"/></text:p>
          </table:table-cell>
          <table:table-cell office:value-type="string">
            <text:p>BMC Pulmonary Medicine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245</text:p>
          </table:table-cell>
          <table:table-cell office:value-type="string">
            <text:p>EDUCAÇÃO FÍSICA <text:s text:c="34"/></text:p>
          </table:table-cell>
          <table:table-cell office:value-type="string">
            <text:p>Boletim Brasileiro de Educação Física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7-7604</text:p>
          </table:table-cell>
          <table:table-cell office:value-type="string">
            <text:p>EDUCAÇÃO FÍSICA <text:s text:c="34"/></text:p>
          </table:table-cell>
          <table:table-cell office:value-type="string">
            <text:p>Brain &amp; Development (Tokyo. 1979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2626</text:p>
          </table:table-cell>
          <table:table-cell office:value-type="string">
            <text:p>EDUCAÇÃO FÍSICA <text:s text:c="34"/></text:p>
          </table:table-cell>
          <table:table-cell office:value-type="string">
            <text:p>Brain and Cogni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3-934X</text:p>
          </table:table-cell>
          <table:table-cell office:value-type="string">
            <text:p>EDUCAÇÃO FÍSICA <text:s text:c="34"/></text:p>
          </table:table-cell>
          <table:table-cell office:value-type="string">
            <text:p>Brain and Languag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993</text:p>
          </table:table-cell>
          <table:table-cell office:value-type="string">
            <text:p>EDUCAÇÃO FÍSICA <text:s text:c="34"/></text:p>
          </table:table-cell>
          <table:table-cell office:value-type="string">
            <text:p>Brain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9230</text:p>
          </table:table-cell>
          <table:table-cell office:value-type="string">
            <text:p>EDUCAÇÃO FÍSICA <text:s text:c="34"/></text:p>
          </table:table-cell>
          <table:table-cell office:value-type="string">
            <text:p>Brain Research Bulleti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24-2053</text:p>
          </table:table-cell>
          <table:table-cell office:value-type="string">
            <text:p>EDUCAÇÃO FÍSICA <text:s text:c="34"/></text:p>
          </table:table-cell>
          <table:table-cell office:value-type="string">
            <text:p>Brasília Méd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913</text:p>
          </table:table-cell>
          <table:table-cell office:value-type="string">
            <text:p>EDUCAÇÃO FÍSICA <text:s text:c="34"/></text:p>
          </table:table-cell>
          <table:table-cell office:value-type="string">
            <text:p>Brazilian Archives of Biology and Technolog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0237</text:p>
          </table:table-cell>
          <table:table-cell office:value-type="string">
            <text:p>EDUCAÇÃO FÍSICA <text:s text:c="34"/></text:p>
          </table:table-cell>
          <table:table-cell office:value-type="string">
            <text:p>Brazilian International Journal of Adapted Physical Education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324</text:p>
          </table:table-cell>
          <table:table-cell office:value-type="string">
            <text:p>EDUCAÇÃO FÍSICA <text:s text:c="34"/></text:p>
          </table:table-cell>
          <table:table-cell office:value-type="string">
            <text:p>Brazilian Journal of Biomotricit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275</text:p>
          </table:table-cell>
          <table:table-cell office:value-type="string">
            <text:p>EDUCAÇÃO FÍSICA <text:s text:c="34"/></text:p>
          </table:table-cell>
          <table:table-cell office:value-type="string">
            <text:p>Brazilian Journal of Epilepsy and Clinical Neurophysiology (Cessou em 2001. Cont. ISSN 1676-2649 Journal of Epilepsy and Clinical Neurophysiology (Impresso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192</text:p>
          </table:table-cell>
          <table:table-cell office:value-type="string">
            <text:p>EDUCAÇÃO FÍSICA <text:s text:c="34"/></text:p>
          </table:table-cell>
          <table:table-cell office:value-type="string">
            <text:p>Brazilian Journal of Investigative Pathology, Morphology and Morphometr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79X</text:p>
          </table:table-cell>
          <table:table-cell office:value-type="string">
            <text:p>EDUCAÇÃO FÍSICA <text:s text:c="34"/></text:p>
          </table:table-cell>
          <table:table-cell office:value-type="string">
            <text:p>Brazilian Journal of Medical and Biological Research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586</text:p>
          </table:table-cell>
          <table:table-cell office:value-type="string">
            <text:p>EDUCAÇÃO FÍSICA <text:s text:c="34"/></text:p>
          </table:table-cell>
          <table:table-cell office:value-type="string">
            <text:p>Brazilian Journal of Motor Behavior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217</text:p>
          </table:table-cell>
          <table:table-cell office:value-type="string">
            <text:p>EDUCAÇÃO FÍSICA <text:s text:c="34"/></text:p>
          </table:table-cell>
          <table:table-cell office:value-type="string">
            <text:p>Brazilian Journal of Oral Science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225</text:p>
          </table:table-cell>
          <table:table-cell office:value-type="string">
            <text:p>EDUCAÇÃO FÍSICA <text:s text:c="34"/></text:p>
          </table:table-cell>
          <table:table-cell office:value-type="string">
            <text:p>Brazilian Journal of Oral Science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324</text:p>
          </table:table-cell>
          <table:table-cell office:value-type="string">
            <text:p>EDUCAÇÃO FÍSICA <text:s text:c="34"/></text:p>
          </table:table-cell>
          <table:table-cell office:value-type="string">
            <text:p>Brazilian Oral Research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070X</text:p>
          </table:table-cell>
          <table:table-cell office:value-type="string">
            <text:p>EDUCAÇÃO FÍSICA <text:s text:c="34"/></text:p>
          </table:table-cell>
          <table:table-cell office:value-type="string">
            <text:p>British Food Journal (1966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145</text:p>
          </table:table-cell>
          <table:table-cell office:value-type="string">
            <text:p>EDUCAÇÃO FÍSICA <text:s text:c="34"/></text:p>
          </table:table-cell>
          <table:table-cell office:value-type="string">
            <text:p>British Journal of Nutri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188</text:p>
          </table:table-cell>
          <table:table-cell office:value-type="string">
            <text:p>EDUCAÇÃO FÍSICA <text:s text:c="34"/></text:p>
          </table:table-cell>
          <table:table-cell office:value-type="string">
            <text:p>British Journal of Pharma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3674</text:p>
          </table:table-cell>
          <table:table-cell office:value-type="string">
            <text:p>EDUCAÇÃO FÍSICA <text:s text:c="34"/></text:p>
          </table:table-cell>
          <table:table-cell office:value-type="string">
            <text:p>British Journal of Sports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233</text:p>
          </table:table-cell>
          <table:table-cell office:value-type="string">
            <text:p>EDUCAÇÃO FÍSICA <text:s text:c="34"/></text:p>
          </table:table-cell>
          <table:table-cell office:value-type="string">
            <text:p>Caderno CE. Caderno de Currículo e Ensin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533</text:p>
          </table:table-cell>
          <table:table-cell office:value-type="string">
            <text:p>EDUCAÇÃO FÍSICA <text:s text:c="34"/></text:p>
          </table:table-cell>
          <table:table-cell office:value-type="string">
            <text:p>Caderno de Educação Física (UNIOESTE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411</text:p>
          </table:table-cell>
          <table:table-cell office:value-type="string">
            <text:p>EDUCAÇÃO FÍSICA <text:s text:c="34"/></text:p>
          </table:table-cell>
          <table:table-cell office:value-type="string">
            <text:p>Caderno Didático Institucional (UNICRUZ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976</text:p>
          </table:table-cell>
          <table:table-cell office:value-type="string">
            <text:p>EDUCAÇÃO FÍSICA <text:s text:c="34"/></text:p>
          </table:table-cell>
          <table:table-cell office:value-type="string">
            <text:p>Caderno Virtual de Turismo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95</text:p>
          </table:table-cell>
          <table:table-cell office:value-type="string">
            <text:p>EDUCAÇÃO FÍSICA <text:s text:c="34"/></text:p>
          </table:table-cell>
          <table:table-cell office:value-type="string">
            <text:p>Cadernos Camilliani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262</text:p>
          </table:table-cell>
          <table:table-cell office:value-type="string">
            <text:p>EDUCAÇÃO FÍSICA <text:s text:c="34"/></text:p>
          </table:table-cell>
          <table:table-cell office:value-type="string">
            <text:p>Cadernos CEDE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133</text:p>
          </table:table-cell>
          <table:table-cell office:value-type="string">
            <text:p>EDUCAÇÃO FÍSICA <text:s text:c="34"/></text:p>
          </table:table-cell>
          <table:table-cell office:value-type="string">
            <text:p>Cadernos de Educação (UNI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53X</text:p>
          </table:table-cell>
          <table:table-cell office:value-type="string">
            <text:p>EDUCAÇÃO FÍSICA <text:s text:c="34"/></text:p>
          </table:table-cell>
          <table:table-cell office:value-type="string">
            <text:p>Cadernos de Letras da UFF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180</text:p>
          </table:table-cell>
          <table:table-cell office:value-type="string">
            <text:p>EDUCAÇÃO FÍSICA <text:s text:c="34"/></text:p>
          </table:table-cell>
          <table:table-cell office:value-type="string">
            <text:p>Cadernos de Pesquisa - UF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507</text:p>
          </table:table-cell>
          <table:table-cell office:value-type="string">
            <text:p>EDUCAÇÃO FÍSICA <text:s text:c="34"/></text:p>
          </table:table-cell>
          <table:table-cell office:value-type="string">
            <text:p>Cadernos de Pesquisa em Educação PPGE-UF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137</text:p>
          </table:table-cell>
          <table:table-cell office:value-type="string">
            <text:p>EDUCAÇÃO FÍSICA <text:s text:c="34"/></text:p>
          </table:table-cell>
          <table:table-cell office:value-type="string">
            <text:p>Cadernos de Pesquisas em Linguística (PUCR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11X</text:p>
          </table:table-cell>
          <table:table-cell office:value-type="string">
            <text:p>EDUCAÇÃO FÍSICA <text:s text:c="34"/></text:p>
          </table:table-cell>
          <table:table-cell office:value-type="string">
            <text:p>Cadernos de Saúde Pública (EN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160</text:p>
          </table:table-cell>
          <table:table-cell office:value-type="string">
            <text:p>EDUCAÇÃO FÍSICA <text:s text:c="34"/></text:p>
          </table:table-cell>
          <table:table-cell office:value-type="string">
            <text:p>Cadernos IPUB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1-6659</text:p>
          </table:table-cell>
          <table:table-cell office:value-type="string">
            <text:p>EDUCAÇÃO FÍSICA <text:s text:c="34"/></text:p>
          </table:table-cell>
          <table:table-cell office:value-type="string">
            <text:p>Canadian Acous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81-9643</text:p>
          </table:table-cell>
          <table:table-cell office:value-type="string">
            <text:p>EDUCAÇÃO FÍSICA <text:s text:c="34"/></text:p>
          </table:table-cell>
          <table:table-cell office:value-type="string">
            <text:p>Canadian Journal of Nursing Leadership. (Cessou em 2002. Cont. 1910-622X Nursing Leadership (Toronto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05-7541</text:p>
          </table:table-cell>
          <table:table-cell office:value-type="string">
            <text:p>EDUCAÇÃO FÍSICA <text:s text:c="34"/></text:p>
          </table:table-cell>
          <table:table-cell office:value-type="string">
            <text:p>Canadian Journal of Physiology and Pharmacology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47-6753</text:p>
          </table:table-cell>
          <table:table-cell office:value-type="string">
            <text:p>EDUCAÇÃO FÍSICA <text:s text:c="34"/></text:p>
          </table:table-cell>
          <table:table-cell office:value-type="string">
            <text:p>Caravelle (Toulous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2840</text:p>
          </table:table-cell>
          <table:table-cell office:value-type="string">
            <text:p>EDUCAÇÃO FÍSICA <text:s text:c="34"/></text:p>
          </table:table-cell>
          <table:table-cell office:value-type="string">
            <text:p>Cardiovascular Diabetolog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6484</text:p>
          </table:table-cell>
          <table:table-cell office:value-type="string">
            <text:p>EDUCAÇÃO FÍSICA <text:s text:c="34"/></text:p>
          </table:table-cell>
          <table:table-cell office:value-type="string">
            <text:p>Cell Biochemistry and Func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1544</text:p>
          </table:table-cell>
          <table:table-cell office:value-type="string">
            <text:p>EDUCAÇÃO FÍSICA <text:s text:c="34"/></text:p>
          </table:table-cell>
          <table:table-cell office:value-type="string">
            <text:p>Cell Motility and the Cytoskelet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5-8987</text:p>
          </table:table-cell>
          <table:table-cell office:value-type="string">
            <text:p>EDUCAÇÃO FÍSICA <text:s text:c="34"/></text:p>
          </table:table-cell>
          <table:table-cell office:value-type="string">
            <text:p>Cellular Physiology and Bi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6535</text:p>
          </table:table-cell>
          <table:table-cell office:value-type="string">
            <text:p>EDUCAÇÃO FÍSICA <text:s text:c="34"/></text:p>
          </table:table-cell>
          <table:table-cell office:value-type="string">
            <text:p>Chemosphere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3692</text:p>
          </table:table-cell>
          <table:table-cell office:value-type="string">
            <text:p>EDUCAÇÃO FÍSICA <text:s text:c="34"/></text:p>
          </table:table-cell>
          <table:table-cell office:value-type="string">
            <text:p>Chest (American College of Chest Physicians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0528</text:p>
          </table:table-cell>
          <table:table-cell office:value-type="string">
            <text:p>EDUCAÇÃO FÍSICA <text:s text:c="34"/></text:p>
          </table:table-cell>
          <table:table-cell office:value-type="string">
            <text:p>Chronobiology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EDUCAÇÃO FÍSICA <text:s text:c="34"/></text:p>
          </table:table-cell>
          <table:table-cell office:value-type="string">
            <text:p>Ciclos em Revis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561</text:p>
          </table:table-cell>
          <table:table-cell office:value-type="string">
            <text:p>EDUCAÇÃO FÍSICA <text:s text:c="34"/></text:p>
          </table:table-cell>
          <table:table-cell office:value-type="string">
            <text:p>Ciência &amp; Saúde Coletiva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6725</text:p>
          </table:table-cell>
          <table:table-cell office:value-type="string">
            <text:p>EDUCAÇÃO FÍSICA <text:s text:c="34"/></text:p>
          </table:table-cell>
          <table:table-cell office:value-type="string">
            <text:p>Ciência e Cultur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123</text:p>
          </table:table-cell>
          <table:table-cell office:value-type="string">
            <text:p>EDUCAÇÃO FÍSICA <text:s text:c="34"/></text:p>
          </table:table-cell>
          <table:table-cell office:value-type="string">
            <text:p>Ciência e Saúde Coletiv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914</text:p>
          </table:table-cell>
          <table:table-cell office:value-type="string">
            <text:p>EDUCAÇÃO FÍSICA <text:s text:c="34"/></text:p>
          </table:table-cell>
          <table:table-cell office:value-type="string">
            <text:p>Ciência em Moviment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515</text:p>
          </table:table-cell>
          <table:table-cell office:value-type="string">
            <text:p>EDUCAÇÃO FÍSICA <text:s text:c="34"/></text:p>
          </table:table-cell>
          <table:table-cell office:value-type="string">
            <text:p>Ciência Hoj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054</text:p>
          </table:table-cell>
          <table:table-cell office:value-type="string">
            <text:p>EDUCAÇÃO FÍSICA <text:s text:c="34"/></text:p>
          </table:table-cell>
          <table:table-cell office:value-type="string">
            <text:p>Ciencia Hoje das Crianç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861</text:p>
          </table:table-cell>
          <table:table-cell office:value-type="string">
            <text:p>EDUCAÇÃO FÍSICA <text:s text:c="34"/></text:p>
          </table:table-cell>
          <table:table-cell office:value-type="string">
            <text:p>Ciência, Cuidado &amp; Saúd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821</text:p>
          </table:table-cell>
          <table:table-cell office:value-type="string">
            <text:p>EDUCAÇÃO FÍSICA <text:s text:c="34"/></text:p>
          </table:table-cell>
          <table:table-cell office:value-type="string">
            <text:p>Ciências &amp; Cognição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2512</text:p>
          </table:table-cell>
          <table:table-cell office:value-type="string">
            <text:p>EDUCAÇÃO FÍSICA <text:s text:c="34"/></text:p>
          </table:table-cell>
          <table:table-cell office:value-type="string">
            <text:p>Cinergis (UNI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8981</text:p>
          </table:table-cell>
          <table:table-cell office:value-type="string">
            <text:p>EDUCAÇÃO FÍSICA <text:s text:c="34"/></text:p>
          </table:table-cell>
          <table:table-cell office:value-type="string">
            <text:p>Clinica Chimica Acta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0296</text:p>
          </table:table-cell>
          <table:table-cell office:value-type="string">
            <text:p>EDUCAÇÃO FÍSICA <text:s text:c="34"/></text:p>
          </table:table-cell>
          <table:table-cell office:value-type="string">
            <text:p>Clinical and Applied Thrombosis/Hemosta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1870</text:p>
          </table:table-cell>
          <table:table-cell office:value-type="string">
            <text:p>EDUCAÇÃO FÍSICA <text:s text:c="34"/></text:p>
          </table:table-cell>
          <table:table-cell office:value-type="string">
            <text:p>Clinical and Experimental Pharmacology &amp; 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2-856X</text:p>
          </table:table-cell>
          <table:table-cell office:value-type="string">
            <text:p>EDUCAÇÃO FÍSICA <text:s text:c="34"/></text:p>
          </table:table-cell>
          <table:table-cell office:value-type="string">
            <text:p>Clinical and Experimental Rheumatology (Testo stampat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9851</text:p>
          </table:table-cell>
          <table:table-cell office:value-type="string">
            <text:p>EDUCAÇÃO FÍSICA <text:s text:c="34"/></text:p>
          </table:table-cell>
          <table:table-cell office:value-type="string">
            <text:p>Clinical Autonomic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0033</text:p>
          </table:table-cell>
          <table:table-cell office:value-type="string">
            <text:p>EDUCAÇÃO FÍSICA <text:s text:c="34"/></text:p>
          </table:table-cell>
          <table:table-cell office:value-type="string">
            <text:p>Clinical Biomechanics (Bristol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8827</text:p>
          </table:table-cell>
          <table:table-cell office:value-type="string">
            <text:p>EDUCAÇÃO FÍSICA <text:s text:c="34"/></text:p>
          </table:table-cell>
          <table:table-cell office:value-type="string">
            <text:p>Clinical Dysmorp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642X</text:p>
          </table:table-cell>
          <table:table-cell office:value-type="string">
            <text:p>EDUCAÇÃO FÍSICA <text:s text:c="34"/></text:p>
          </table:table-cell>
          <table:table-cell office:value-type="string">
            <text:p>Clinical Journal of Sport Medicin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9206</text:p>
          </table:table-cell>
          <table:table-cell office:value-type="string">
            <text:p>EDUCAÇÃO FÍSICA <text:s text:c="34"/></text:p>
          </table:table-cell>
          <table:table-cell office:value-type="string">
            <text:p>Clinical Linguistics &amp; Phone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5076</text:p>
          </table:table-cell>
          <table:table-cell office:value-type="string">
            <text:p>EDUCAÇÃO FÍSICA <text:s text:c="34"/></text:p>
          </table:table-cell>
          <table:table-cell office:value-type="string">
            <text:p>clinical linguistics and phonetic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9-4182</text:p>
          </table:table-cell>
          <table:table-cell office:value-type="string">
            <text:p>EDUCAÇÃO FÍSICA <text:s text:c="34"/></text:p>
          </table:table-cell>
          <table:table-cell office:value-type="string">
            <text:p>Clinical Medicine &amp;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8467</text:p>
          </table:table-cell>
          <table:table-cell office:value-type="string">
            <text:p>EDUCAÇÃO FÍSICA <text:s text:c="34"/></text:p>
          </table:table-cell>
          <table:table-cell office:value-type="string">
            <text:p>Clinical Neurology and Neurosurgery (Dutch-Flemish ed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1-5614</text:p>
          </table:table-cell>
          <table:table-cell office:value-type="string">
            <text:p>EDUCAÇÃO FÍSICA <text:s text:c="34"/></text:p>
          </table:table-cell>
          <table:table-cell office:value-type="string">
            <text:p>Clinical Nutrition (Edinburgh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5-7161</text:p>
          </table:table-cell>
          <table:table-cell office:value-type="string">
            <text:p>EDUCAÇÃO FÍSICA <text:s text:c="34"/></text:p>
          </table:table-cell>
          <table:table-cell office:value-type="string">
            <text:p>Clinical Oral Implants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2155</text:p>
          </table:table-cell>
          <table:table-cell office:value-type="string">
            <text:p>EDUCAÇÃO FÍSICA <text:s text:c="34"/></text:p>
          </table:table-cell>
          <table:table-cell office:value-type="string">
            <text:p>Clinical Rehabilit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70-3198</text:p>
          </table:table-cell>
          <table:table-cell office:value-type="string">
            <text:p>EDUCAÇÃO FÍSICA <text:s text:c="34"/></text:p>
          </table:table-cell>
          <table:table-cell office:value-type="string">
            <text:p>Clinical Rheumatology (Printe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5221</text:p>
          </table:table-cell>
          <table:table-cell office:value-type="string">
            <text:p>EDUCAÇÃO FÍSICA <text:s text:c="34"/></text:p>
          </table:table-cell>
          <table:table-cell office:value-type="string">
            <text:p>Clinical Science (1979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932</text:p>
          </table:table-cell>
          <table:table-cell office:value-type="string">
            <text:p>EDUCAÇÃO FÍSICA <text:s text:c="34"/></text:p>
          </table:table-cell>
          <table:table-cell office:value-type="string">
            <text:p>Clinics (U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493X</text:p>
          </table:table-cell>
          <table:table-cell office:value-type="string">
            <text:p>EDUCAÇÃO FÍSICA <text:s text:c="34"/></text:p>
          </table:table-cell>
          <table:table-cell office:value-type="string">
            <text:p>Cochrane Database of Systematic Reviews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313</text:p>
          </table:table-cell>
          <table:table-cell office:value-type="string">
            <text:p>EDUCAÇÃO FÍSICA <text:s text:c="34"/></text:p>
          </table:table-cell>
          <table:table-cell office:value-type="string">
            <text:p>Coleção Pesquisa em Educação Fís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654</text:p>
          </table:table-cell>
          <table:table-cell office:value-type="string">
            <text:p>EDUCAÇÃO FÍSICA <text:s text:c="34"/></text:p>
          </table:table-cell>
          <table:table-cell office:value-type="string">
            <text:p>ComCiência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6433</text:p>
          </table:table-cell>
          <table:table-cell office:value-type="string">
            <text:p>EDUCAÇÃO FÍSICA <text:s text:c="34"/></text:p>
          </table:table-cell>
          <table:table-cell office:value-type="string">
            <text:p>Comparative Biochemistry and Physiology. Part A, Molecular &amp; Integrative 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8280</text:p>
          </table:table-cell>
          <table:table-cell office:value-type="string">
            <text:p>EDUCAÇÃO FÍSICA <text:s text:c="34"/></text:p>
          </table:table-cell>
          <table:table-cell office:value-type="string">
            <text:p>Comparative Biochemistry and Physiology. Part C, Pharmacology, Toxicology &amp; Endocrinology (Cessou em 1999. Cont. ISSN 1532-0456 Comparative Biochemistry and Physiology. C. Toxicology &amp; Pharmacology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481</text:p>
          </table:table-cell>
          <table:table-cell office:value-type="string">
            <text:p>EDUCAÇÃO FÍSICA <text:s text:c="34"/></text:p>
          </table:table-cell>
          <table:table-cell office:value-type="string">
            <text:p>Comunicações (UNIME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4-3478</text:p>
          </table:table-cell>
          <table:table-cell office:value-type="string">
            <text:p>EDUCAÇÃO FÍSICA <text:s text:c="34"/></text:p>
          </table:table-cell>
          <table:table-cell office:value-type="string">
            <text:p>Comunicar (Huelv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9030</text:p>
          </table:table-cell>
          <table:table-cell office:value-type="string">
            <text:p>EDUCAÇÃO FÍSICA <text:s text:c="34"/></text:p>
          </table:table-cell>
          <table:table-cell office:value-type="string">
            <text:p>Conexões (Campinas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381</text:p>
          </table:table-cell>
          <table:table-cell office:value-type="string">
            <text:p>EDUCAÇÃO FÍSICA <text:s text:c="34"/></text:p>
          </table:table-cell>
          <table:table-cell office:value-type="string">
            <text:p>Conexões (UNICAMP) (Cessou em 2000. Cont. ISSN 1983-9030 Conexões (Campinas. Online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8207</text:p>
          </table:table-cell>
          <table:table-cell office:value-type="string">
            <text:p>EDUCAÇÃO FÍSICA <text:s text:c="34"/></text:p>
          </table:table-cell>
          <table:table-cell office:value-type="string">
            <text:p>Connective Tissue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028</text:p>
          </table:table-cell>
          <table:table-cell office:value-type="string">
            <text:p>EDUCAÇÃO FÍSICA <text:s text:c="34"/></text:p>
          </table:table-cell>
          <table:table-cell office:value-type="string">
            <text:p>ConScientiae Saúd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1-2555</text:p>
          </table:table-cell>
          <table:table-cell office:value-type="string">
            <text:p>EDUCAÇÃO FÍSICA <text:s text:c="34"/></text:p>
          </table:table-cell>
          <table:table-cell office:value-type="string">
            <text:p>COPD. Journal of Chronic Obstructive Pulmonary Diseas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237</text:p>
          </table:table-cell>
          <table:table-cell office:value-type="string">
            <text:p>EDUCAÇÃO FÍSICA <text:s text:c="34"/></text:p>
          </table:table-cell>
          <table:table-cell office:value-type="string">
            <text:p>Corpo e Movimento Educação Fís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42X</text:p>
          </table:table-cell>
          <table:table-cell office:value-type="string">
            <text:p>EDUCAÇÃO FÍSICA <text:s text:c="34"/></text:p>
          </table:table-cell>
          <table:table-cell office:value-type="string">
            <text:p>Corpo em Movimento (ULB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096</text:p>
          </table:table-cell>
          <table:table-cell office:value-type="string">
            <text:p>EDUCAÇÃO FÍSICA <text:s text:c="34"/></text:p>
          </table:table-cell>
          <table:table-cell office:value-type="string">
            <text:p>Corpoconsciência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9452</text:p>
          </table:table-cell>
          <table:table-cell office:value-type="string">
            <text:p>EDUCAÇÃO FÍSICA <text:s text:c="34"/></text:p>
          </table:table-cell>
          <table:table-cell office:value-type="string">
            <text:p>Cortex (Milano. Testo stampat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30</text:p>
          </table:table-cell>
          <table:table-cell office:value-type="string">
            <text:p>EDUCAÇÃO FÍSICA <text:s text:c="34"/></text:p>
          </table:table-cell>
          <table:table-cell office:value-type="string">
            <text:p>Cosmetics &amp; toiletries (Ed. portugue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9634</text:p>
          </table:table-cell>
          <table:table-cell office:value-type="string">
            <text:p>EDUCAÇÃO FÍSICA <text:s text:c="34"/></text:p>
          </table:table-cell>
          <table:table-cell office:value-type="string">
            <text:p>Cranio. Journal of Craniomandibular Practi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609X</text:p>
          </table:table-cell>
          <table:table-cell office:value-type="string">
            <text:p>EDUCAÇÃO FÍSICA <text:s text:c="34"/></text:p>
          </table:table-cell>
          <table:table-cell office:value-type="string">
            <text:p>Critical Care (London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165</text:p>
          </table:table-cell>
          <table:table-cell office:value-type="string">
            <text:p>EDUCAÇÃO FÍSICA <text:s text:c="34"/></text:p>
          </table:table-cell>
          <table:table-cell office:value-type="string">
            <text:p>Cultivar HF (Pelota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6-5043</text:p>
          </table:table-cell>
          <table:table-cell office:value-type="string">
            <text:p>EDUCAÇÃO FÍSICA <text:s text:c="34"/></text:p>
          </table:table-cell>
          <table:table-cell office:value-type="string">
            <text:p>Cultura, Ciencia y Deporte (Guadalup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3-1950</text:p>
          </table:table-cell>
          <table:table-cell office:value-type="string">
            <text:p>EDUCAÇÃO FÍSICA <text:s text:c="34"/></text:p>
          </table:table-cell>
          <table:table-cell office:value-type="string">
            <text:p>Current Opinion in Clinical Nutrition and Metabolic Car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4796</text:p>
          </table:table-cell>
          <table:table-cell office:value-type="string">
            <text:p>EDUCAÇÃO FÍSICA <text:s text:c="34"/></text:p>
          </table:table-cell>
          <table:table-cell office:value-type="string">
            <text:p>Current Topics in Phytochemistr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1384</text:p>
          </table:table-cell>
          <table:table-cell office:value-type="string">
            <text:p>EDUCAÇÃO FÍSICA <text:s text:c="34"/></text:p>
          </table:table-cell>
          <table:table-cell office:value-type="string">
            <text:p>Currículo sem Fronteir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764</text:p>
          </table:table-cell>
          <table:table-cell office:value-type="string">
            <text:p>EDUCAÇÃO FÍSICA <text:s text:c="34"/></text:p>
          </table:table-cell>
          <table:table-cell office:value-type="string">
            <text:p>Dementia &amp; Neuropsych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1622</text:p>
          </table:table-cell>
          <table:table-cell office:value-type="string">
            <text:p>EDUCAÇÃO FÍSICA <text:s text:c="34"/></text:p>
          </table:table-cell>
          <table:table-cell office:value-type="string">
            <text:p>Developmental Medicine and Child Neur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1630</text:p>
          </table:table-cell>
          <table:table-cell office:value-type="string">
            <text:p>EDUCAÇÃO FÍSICA <text:s text:c="34"/></text:p>
          </table:table-cell>
          <table:table-cell office:value-type="string">
            <text:p>Developmental Psycho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1797</text:p>
          </table:table-cell>
          <table:table-cell office:value-type="string">
            <text:p>EDUCAÇÃO FÍSICA <text:s text:c="34"/></text:p>
          </table:table-cell>
          <table:table-cell office:value-type="string">
            <text:p>Diabetes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428</text:p>
          </table:table-cell>
          <table:table-cell office:value-type="string">
            <text:p>EDUCAÇÃO FÍSICA <text:s text:c="34"/></text:p>
          </table:table-cell>
          <table:table-cell office:value-type="string">
            <text:p>Diabetes Clín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8227</text:p>
          </table:table-cell>
          <table:table-cell office:value-type="string">
            <text:p>EDUCAÇÃO FÍSICA <text:s text:c="34"/></text:p>
          </table:table-cell>
          <table:table-cell office:value-type="string">
            <text:p>Diabetes Research and Clinical Practi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8902</text:p>
          </table:table-cell>
          <table:table-cell office:value-type="string">
            <text:p>EDUCAÇÃO FÍSICA <text:s text:c="34"/></text:p>
          </table:table-cell>
          <table:table-cell office:value-type="string">
            <text:p>Diabetes, Obesity and Metabolism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3071</text:p>
          </table:table-cell>
          <table:table-cell office:value-type="string">
            <text:p>EDUCAÇÃO FÍSICA <text:s text:c="34"/></text:p>
          </table:table-cell>
          <table:table-cell office:value-type="string">
            <text:p>Diabetic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186X</text:p>
          </table:table-cell>
          <table:table-cell office:value-type="string">
            <text:p>EDUCAÇÃO FÍSICA <text:s text:c="34"/></text:p>
          </table:table-cell>
          <table:table-cell office:value-type="string">
            <text:p>Diabetologia (Berli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640</text:p>
          </table:table-cell>
          <table:table-cell office:value-type="string">
            <text:p>EDUCAÇÃO FÍSICA <text:s text:c="34"/></text:p>
          </table:table-cell>
          <table:table-cell office:value-type="string">
            <text:p>Diálogo (Cano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0-8658</text:p>
          </table:table-cell>
          <table:table-cell office:value-type="string">
            <text:p>EDUCAÇÃO FÍSICA <text:s text:c="34"/></text:p>
          </table:table-cell>
          <table:table-cell office:value-type="string">
            <text:p>Digestive and Liver Diseas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8288</text:p>
          </table:table-cell>
          <table:table-cell office:value-type="string">
            <text:p>EDUCAÇÃO FÍSICA <text:s text:c="34"/></text:p>
          </table:table-cell>
          <table:table-cell office:value-type="string">
            <text:p>Disability and Rehabilit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371</text:p>
          </table:table-cell>
          <table:table-cell office:value-type="string">
            <text:p>EDUCAÇÃO FÍSICA <text:s text:c="34"/></text:p>
          </table:table-cell>
          <table:table-cell office:value-type="string">
            <text:p>Discutindo Educação Fís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62X</text:p>
          </table:table-cell>
          <table:table-cell office:value-type="string">
            <text:p>EDUCAÇÃO FÍSICA <text:s text:c="34"/></text:p>
          </table:table-cell>
          <table:table-cell office:value-type="string">
            <text:p>Distúrbios da Comunicaçã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405</text:p>
          </table:table-cell>
          <table:table-cell office:value-type="string">
            <text:p>EDUCAÇÃO FÍSICA <text:s text:c="34"/></text:p>
          </table:table-cell>
          <table:table-cell office:value-type="string">
            <text:p>Dynamis (FURB. Impresso) (Cessou em 2004. Cont. ISSN 1982-4866 Dynamis (FURB. Online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866</text:p>
          </table:table-cell>
          <table:table-cell office:value-type="string">
            <text:p>EDUCAÇÃO FÍSICA <text:s text:c="34"/></text:p>
          </table:table-cell>
          <table:table-cell office:value-type="string">
            <text:p>Dynamis (FURB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0202</text:p>
          </table:table-cell>
          <table:table-cell office:value-type="string">
            <text:p>EDUCAÇÃO FÍSICA <text:s text:c="34"/></text:p>
          </table:table-cell>
          <table:table-cell office:value-type="string">
            <text:p>Ear and Hearing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6513</text:p>
          </table:table-cell>
          <table:table-cell office:value-type="string">
            <text:p>EDUCAÇÃO FÍSICA <text:s text:c="34"/></text:p>
          </table:table-cell>
          <table:table-cell office:value-type="string">
            <text:p>Ecotoxicology and Environmental Safe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EDUCAÇÃO FÍSICA <text:s text:c="34"/></text:p>
          </table:table-cell>
          <table:table-cell office:value-type="string">
            <text:p>Edizione Minerva Med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330</text:p>
          </table:table-cell>
          <table:table-cell office:value-type="string">
            <text:p>EDUCAÇÃO FÍSICA <text:s text:c="34"/></text:p>
          </table:table-cell>
          <table:table-cell office:value-type="string">
            <text:p>Educação &amp; Sociedade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194</text:p>
          </table:table-cell>
          <table:table-cell office:value-type="string">
            <text:p>EDUCAÇÃO FÍSICA <text:s text:c="34"/></text:p>
          </table:table-cell>
          <table:table-cell office:value-type="string">
            <text:p>Educação e Cultura Contemporâne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702</text:p>
          </table:table-cell>
          <table:table-cell office:value-type="string">
            <text:p>EDUCAÇÃO FÍSICA <text:s text:c="34"/></text:p>
          </table:table-cell>
          <table:table-cell office:value-type="string">
            <text:p>Educação e Pesquisa (U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143</text:p>
          </table:table-cell>
          <table:table-cell office:value-type="string">
            <text:p>EDUCAÇÃO FÍSICA <text:s text:c="34"/></text:p>
          </table:table-cell>
          <table:table-cell office:value-type="string">
            <text:p>Educação e Realidad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698</text:p>
          </table:table-cell>
          <table:table-cell office:value-type="string">
            <text:p>EDUCAÇÃO FÍSICA <text:s text:c="34"/></text:p>
          </table:table-cell>
          <table:table-cell office:value-type="string">
            <text:p>Educação em Revista (UFMG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6643</text:p>
          </table:table-cell>
          <table:table-cell office:value-type="string">
            <text:p>EDUCAÇÃO FÍSICA <text:s text:c="34"/></text:p>
          </table:table-cell>
          <table:table-cell office:value-type="string">
            <text:p>Educação Física em Revista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508</text:p>
          </table:table-cell>
          <table:table-cell office:value-type="string">
            <text:p>EDUCAÇÃO FÍSICA <text:s text:c="34"/></text:p>
          </table:table-cell>
          <table:table-cell office:value-type="string">
            <text:p>Einstein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150X</text:p>
          </table:table-cell>
          <table:table-cell office:value-type="string">
            <text:p>EDUCAÇÃO FÍSICA <text:s text:c="34"/></text:p>
          </table:table-cell>
          <table:table-cell office:value-type="string">
            <text:p>Electromyography and Clinical Neurophy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8-8959</text:p>
          </table:table-cell>
          <table:table-cell office:value-type="string">
            <text:p>EDUCAÇÃO FÍSICA <text:s text:c="34"/></text:p>
          </table:table-cell>
          <table:table-cell office:value-type="string">
            <text:p>Endocrine Journal (Toky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932</text:p>
          </table:table-cell>
          <table:table-cell office:value-type="string">
            <text:p>EDUCAÇÃO FÍSICA <text:s text:c="34"/></text:p>
          </table:table-cell>
          <table:table-cell office:value-type="string">
            <text:p>Endocrinologia &amp; Diabetes Clínica e Experimen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7227</text:p>
          </table:table-cell>
          <table:table-cell office:value-type="string">
            <text:p>EDUCAÇÃO FÍSICA <text:s text:c="34"/></text:p>
          </table:table-cell>
          <table:table-cell office:value-type="string">
            <text:p>Endocrinology (Philadelphia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8-5040</text:p>
          </table:table-cell>
          <table:table-cell office:value-type="string">
            <text:p>EDUCAÇÃO FÍSICA <text:s text:c="34"/></text:p>
          </table:table-cell>
          <table:table-cell office:value-type="string">
            <text:p>Enred (Salamanc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036</text:p>
          </table:table-cell>
          <table:table-cell office:value-type="string">
            <text:p>EDUCAÇÃO FÍSICA <text:s text:c="34"/></text:p>
          </table:table-cell>
          <table:table-cell office:value-type="string">
            <text:p>Ensaio (Fundação Cesgranrio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014</text:p>
          </table:table-cell>
          <table:table-cell office:value-type="string">
            <text:p>EDUCAÇÃO FÍSICA <text:s text:c="34"/></text:p>
          </table:table-cell>
          <table:table-cell office:value-type="string">
            <text:p>Ensaios e Ciência (CD-RO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9580</text:p>
          </table:table-cell>
          <table:table-cell office:value-type="string">
            <text:p>EDUCAÇÃO FÍSICA <text:s text:c="34"/></text:p>
          </table:table-cell>
          <table:table-cell office:value-type="string">
            <text:p>Epilepsia (Copenhage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5050</text:p>
          </table:table-cell>
          <table:table-cell office:value-type="string">
            <text:p>EDUCAÇÃO FÍSICA <text:s text:c="34"/></text:p>
          </table:table-cell>
          <table:table-cell office:value-type="string">
            <text:p>Epilepsy &amp; Behavior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0615</text:p>
          </table:table-cell>
          <table:table-cell office:value-type="string">
            <text:p>EDUCAÇÃO FÍSICA <text:s text:c="34"/></text:p>
          </table:table-cell>
          <table:table-cell office:value-type="string">
            <text:p>Equine and Comparative Exercise Physiology (Cessou em 2007. Cont. ISSN 1755-2540 Comparative Exercise Physiology (Print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668</text:p>
          </table:table-cell>
          <table:table-cell office:value-type="string">
            <text:p>EDUCAÇÃO FÍSICA <text:s text:c="34"/></text:p>
          </table:table-cell>
          <table:table-cell office:value-type="string">
            <text:p>Espaço (Rio de Janeiro. 1990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296</text:p>
          </table:table-cell>
          <table:table-cell office:value-type="string">
            <text:p>EDUCAÇÃO FÍSICA <text:s text:c="34"/></text:p>
          </table:table-cell>
          <table:table-cell office:value-type="string">
            <text:p>Esporte e Sociedad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66X</text:p>
          </table:table-cell>
          <table:table-cell office:value-type="string">
            <text:p>EDUCAÇÃO FÍSICA <text:s text:c="34"/></text:p>
          </table:table-cell>
          <table:table-cell office:value-type="string">
            <text:p>Estudos de Psicologia (PUCCAM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94X</text:p>
          </table:table-cell>
          <table:table-cell office:value-type="string">
            <text:p>EDUCAÇÃO FÍSICA <text:s text:c="34"/></text:p>
          </table:table-cell>
          <table:table-cell office:value-type="string">
            <text:p>Estudos de Psicologia (UFR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281</text:p>
          </table:table-cell>
          <table:table-cell office:value-type="string">
            <text:p>EDUCAÇÃO FÍSICA <text:s text:c="34"/></text:p>
          </table:table-cell>
          <table:table-cell office:value-type="string">
            <text:p>Estudos e Pesquisas em Psicologi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831</text:p>
          </table:table-cell>
          <table:table-cell office:value-type="string">
            <text:p>EDUCAÇÃO FÍSICA <text:s text:c="34"/></text:p>
          </table:table-cell>
          <table:table-cell office:value-type="string">
            <text:p>Estudos em Avaliação Educacion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473</text:p>
          </table:table-cell>
          <table:table-cell office:value-type="string">
            <text:p>EDUCAÇÃO FÍSICA <text:s text:c="34"/></text:p>
          </table:table-cell>
          <table:table-cell office:value-type="string">
            <text:p>Estudos Interdisciplinares sobre o Envelheciment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7285</text:p>
          </table:table-cell>
          <table:table-cell office:value-type="string">
            <text:p>EDUCAÇÃO FÍSICA <text:s text:c="34"/></text:p>
          </table:table-cell>
          <table:table-cell office:value-type="string">
            <text:p>Ética Revis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668X</text:p>
          </table:table-cell>
          <table:table-cell office:value-type="string">
            <text:p>EDUCAÇÃO FÍSICA <text:s text:c="34"/></text:p>
          </table:table-cell>
          <table:table-cell office:value-type="string">
            <text:p>European Heart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3-3857</text:p>
          </table:table-cell>
          <table:table-cell office:value-type="string">
            <text:p>EDUCAÇÃO FÍSICA <text:s text:c="34"/></text:p>
          </table:table-cell>
          <table:table-cell office:value-type="string">
            <text:p>European Journal of Adapted Physical Activit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9-6319</text:p>
          </table:table-cell>
          <table:table-cell office:value-type="string">
            <text:p>EDUCAÇÃO FÍSICA <text:s text:c="34"/></text:p>
          </table:table-cell>
          <table:table-cell office:value-type="string">
            <text:p>European Journal of Applied Phys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4-9723</text:p>
          </table:table-cell>
          <table:table-cell office:value-type="string">
            <text:p>EDUCAÇÃO FÍSICA <text:s text:c="34"/></text:p>
          </table:table-cell>
          <table:table-cell office:value-type="string">
            <text:p>European Journal of Clinical Microbiology &amp; Infectious Diseas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9842</text:p>
          </table:table-cell>
          <table:table-cell office:value-type="string">
            <text:p>EDUCAÇÃO FÍSICA <text:s text:c="34"/></text:p>
          </table:table-cell>
          <table:table-cell office:value-type="string">
            <text:p>European Journal of Heart Failur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4813</text:p>
          </table:table-cell>
          <table:table-cell office:value-type="string">
            <text:p>EDUCAÇÃO FÍSICA <text:s text:c="34"/></text:p>
          </table:table-cell>
          <table:table-cell office:value-type="string">
            <text:p>European Journal of Human Gene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69-7212</text:p>
          </table:table-cell>
          <table:table-cell office:value-type="string">
            <text:p>EDUCAÇÃO FÍSICA <text:s text:c="34"/></text:p>
          </table:table-cell>
          <table:table-cell office:value-type="string">
            <text:p>European Journal of Medical Gene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816X</text:p>
          </table:table-cell>
          <table:table-cell office:value-type="string">
            <text:p>EDUCAÇÃO FÍSICA <text:s text:c="34"/></text:p>
          </table:table-cell>
          <table:table-cell office:value-type="string">
            <text:p>European Journal of Neuroscienc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6-6207</text:p>
          </table:table-cell>
          <table:table-cell office:value-type="string">
            <text:p>EDUCAÇÃO FÍSICA <text:s text:c="34"/></text:p>
          </table:table-cell>
          <table:table-cell office:value-type="string">
            <text:p>European Journal of Nutri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9-8836</text:p>
          </table:table-cell>
          <table:table-cell office:value-type="string">
            <text:p>EDUCAÇÃO FÍSICA <text:s text:c="34"/></text:p>
          </table:table-cell>
          <table:table-cell office:value-type="string">
            <text:p>European Journal of Oral 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3801</text:p>
          </table:table-cell>
          <table:table-cell office:value-type="string">
            <text:p>EDUCAÇÃO FÍSICA <text:s text:c="34"/></text:p>
          </table:table-cell>
          <table:table-cell office:value-type="string">
            <text:p>European Journal of Pain (London, Englan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6199</text:p>
          </table:table-cell>
          <table:table-cell office:value-type="string">
            <text:p>EDUCAÇÃO FÍSICA <text:s text:c="34"/></text:p>
          </table:table-cell>
          <table:table-cell office:value-type="string">
            <text:p>European Journal of Pediatric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999</text:p>
          </table:table-cell>
          <table:table-cell office:value-type="string">
            <text:p>EDUCAÇÃO FÍSICA <text:s text:c="34"/></text:p>
          </table:table-cell>
          <table:table-cell office:value-type="string">
            <text:p>European Journal of Pharma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5560</text:p>
          </table:table-cell>
          <table:table-cell office:value-type="string">
            <text:p>EDUCAÇÃO FÍSICA <text:s text:c="34"/></text:p>
          </table:table-cell>
          <table:table-cell office:value-type="string">
            <text:p>Ex Aequo (Oeira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19</text:p>
          </table:table-cell>
          <table:table-cell office:value-type="string">
            <text:p>EDUCAÇÃO FÍSICA <text:s text:c="34"/></text:p>
          </table:table-cell>
          <table:table-cell office:value-type="string">
            <text:p>Experimental Brain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31-5565</text:p>
          </table:table-cell>
          <table:table-cell office:value-type="string">
            <text:p>EDUCAÇÃO FÍSICA <text:s text:c="34"/></text:p>
          </table:table-cell>
          <table:table-cell office:value-type="string">
            <text:p>Experimental Geron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0670</text:p>
          </table:table-cell>
          <table:table-cell office:value-type="string">
            <text:p>EDUCAÇÃO FÍSICA <text:s text:c="34"/></text:p>
          </table:table-cell>
          <table:table-cell office:value-type="string">
            <text:p>Experimental Phys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190</text:p>
          </table:table-cell>
          <table:table-cell office:value-type="string">
            <text:p>EDUCAÇÃO FÍSICA <text:s text:c="34"/></text:p>
          </table:table-cell>
          <table:table-cell office:value-type="string">
            <text:p>Expressa Extensão (UFP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5793</text:p>
          </table:table-cell>
          <table:table-cell office:value-type="string">
            <text:p>EDUCAÇÃO FÍSICA <text:s text:c="34"/></text:p>
          </table:table-cell>
          <table:table-cell office:value-type="string">
            <text:p>FEBS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254</text:p>
          </table:table-cell>
          <table:table-cell office:value-type="string">
            <text:p>EDUCAÇÃO FÍSICA <text:s text:c="34"/></text:p>
          </table:table-cell>
          <table:table-cell office:value-type="string">
            <text:p>Femina (Rio de Janeir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324</text:p>
          </table:table-cell>
          <table:table-cell office:value-type="string">
            <text:p>EDUCAÇÃO FÍSICA <text:s text:c="34"/></text:p>
          </table:table-cell>
          <table:table-cell office:value-type="string">
            <text:p>FisioBras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1-5638</text:p>
          </table:table-cell>
          <table:table-cell office:value-type="string">
            <text:p>EDUCAÇÃO FÍSICA <text:s text:c="34"/></text:p>
          </table:table-cell>
          <table:table-cell office:value-type="string">
            <text:p>Fisioterapia (Madrid. Ed. impre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740</text:p>
          </table:table-cell>
          <table:table-cell office:value-type="string">
            <text:p>EDUCAÇÃO FÍSICA <text:s text:c="34"/></text:p>
          </table:table-cell>
          <table:table-cell office:value-type="string">
            <text:p>Fisioterapia Brasi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950</text:p>
          </table:table-cell>
          <table:table-cell office:value-type="string">
            <text:p>EDUCAÇÃO FÍSICA <text:s text:c="34"/></text:p>
          </table:table-cell>
          <table:table-cell office:value-type="string">
            <text:p>Fisioterapia e Pesquis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150</text:p>
          </table:table-cell>
          <table:table-cell office:value-type="string">
            <text:p>EDUCAÇÃO FÍSICA <text:s text:c="34"/></text:p>
          </table:table-cell>
          <table:table-cell office:value-type="string">
            <text:p>Fisioterapia em Movimento (PUCPR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088</text:p>
          </table:table-cell>
          <table:table-cell office:value-type="string">
            <text:p>EDUCAÇÃO FÍSICA <text:s text:c="34"/></text:p>
          </table:table-cell>
          <table:table-cell office:value-type="string">
            <text:p>Fitness &amp; Performance Journal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133</text:p>
          </table:table-cell>
          <table:table-cell office:value-type="string">
            <text:p>EDUCAÇÃO FÍSICA <text:s text:c="34"/></text:p>
          </table:table-cell>
          <table:table-cell office:value-type="string">
            <text:p>Fitness &amp; Performance Journal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644</text:p>
          </table:table-cell>
          <table:table-cell office:value-type="string">
            <text:p>EDUCAÇÃO FÍSICA <text:s text:c="34"/></text:p>
          </table:table-cell>
          <table:table-cell office:value-type="string">
            <text:p>Folhetim. Cadernos Monográfic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7762</text:p>
          </table:table-cell>
          <table:table-cell office:value-type="string">
            <text:p>EDUCAÇÃO FÍSICA <text:s text:c="34"/></text:p>
          </table:table-cell>
          <table:table-cell office:value-type="string">
            <text:p>Folia Phoniatrica et Logopaedic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8-9402</text:p>
          </table:table-cell>
          <table:table-cell office:value-type="string">
            <text:p>EDUCAÇÃO FÍSICA <text:s text:c="34"/></text:p>
          </table:table-cell>
          <table:table-cell office:value-type="string">
            <text:p>Fonoaudiológica (Buenos Air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1007</text:p>
          </table:table-cell>
          <table:table-cell office:value-type="string">
            <text:p>EDUCAÇÃO FÍSICA <text:s text:c="34"/></text:p>
          </table:table-cell>
          <table:table-cell office:value-type="string">
            <text:p>Foot &amp; Ankle Internat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2592</text:p>
          </table:table-cell>
          <table:table-cell office:value-type="string">
            <text:p>EDUCAÇÃO FÍSICA <text:s text:c="34"/></text:p>
          </table:table-cell>
          <table:table-cell office:value-type="string">
            <text:p>Foot (Edinburgh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3-9946</text:p>
          </table:table-cell>
          <table:table-cell office:value-type="string">
            <text:p>EDUCAÇÃO FÍSICA <text:s text:c="34"/></text:p>
          </table:table-cell>
          <table:table-cell office:value-type="string">
            <text:p>Frontiers in Bio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6-6362</text:p>
          </table:table-cell>
          <table:table-cell office:value-type="string">
            <text:p>EDUCAÇÃO FÍSICA <text:s text:c="34"/></text:p>
          </table:table-cell>
          <table:table-cell office:value-type="string">
            <text:p>Gait &amp; Posture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3-3660</text:p>
          </table:table-cell>
          <table:table-cell office:value-type="string">
            <text:p>EDUCAÇÃO FÍSICA <text:s text:c="34"/></text:p>
          </table:table-cell>
          <table:table-cell office:value-type="string">
            <text:p>Gazzetta Medica Italiana. Archivio per le Scienze Mediche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699</text:p>
          </table:table-cell>
          <table:table-cell office:value-type="string">
            <text:p>EDUCAÇÃO FÍSICA <text:s text:c="34"/></text:p>
          </table:table-cell>
          <table:table-cell office:value-type="string">
            <text:p>Gênero (Niteró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5-8146</text:p>
          </table:table-cell>
          <table:table-cell office:value-type="string">
            <text:p>EDUCAÇÃO FÍSICA <text:s text:c="34"/></text:p>
          </table:table-cell>
          <table:table-cell office:value-type="string">
            <text:p>Genetic Counsel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680</text:p>
          </table:table-cell>
          <table:table-cell office:value-type="string">
            <text:p>EDUCAÇÃO FÍSICA <text:s text:c="34"/></text:p>
          </table:table-cell>
          <table:table-cell office:value-type="string">
            <text:p>Genetics and Molecular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912</text:p>
          </table:table-cell>
          <table:table-cell office:value-type="string">
            <text:p>EDUCAÇÃO FÍSICA <text:s text:c="34"/></text:p>
          </table:table-cell>
          <table:table-cell office:value-type="string">
            <text:p>Geografia (Rio Clar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289</text:p>
          </table:table-cell>
          <table:table-cell office:value-type="string">
            <text:p>EDUCAÇÃO FÍSICA <text:s text:c="34"/></text:p>
          </table:table-cell>
          <table:table-cell office:value-type="string">
            <text:p>Geriatria &amp; Gerontolog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258</text:p>
          </table:table-cell>
          <table:table-cell office:value-type="string">
            <text:p>EDUCAÇÃO FÍSICA <text:s text:c="34"/></text:p>
          </table:table-cell>
          <table:table-cell office:value-type="string">
            <text:p>Gerontologia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24X</text:p>
          </table:table-cell>
          <table:table-cell office:value-type="string">
            <text:p>EDUCAÇÃO FÍSICA <text:s text:c="34"/></text:p>
          </table:table-cell>
          <table:table-cell office:value-type="string">
            <text:p>Gerontology (Basel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073</text:p>
          </table:table-cell>
          <table:table-cell office:value-type="string">
            <text:p>EDUCAÇÃO FÍSICA <text:s text:c="34"/></text:p>
          </table:table-cell>
          <table:table-cell office:value-type="string">
            <text:p>Gragoatá (UF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7-7194</text:p>
          </table:table-cell>
          <table:table-cell office:value-type="string">
            <text:p>EDUCAÇÃO FÍSICA <text:s text:c="34"/></text:p>
          </table:table-cell>
          <table:table-cell office:value-type="string">
            <text:p>Growth Factor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6374</text:p>
          </table:table-cell>
          <table:table-cell office:value-type="string">
            <text:p>EDUCAÇÃO FÍSICA <text:s text:c="34"/></text:p>
          </table:table-cell>
          <table:table-cell office:value-type="string">
            <text:p>Growth Hormone &amp; IGF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38-0855</text:p>
          </table:table-cell>
          <table:table-cell office:value-type="string">
            <text:p>EDUCAÇÃO FÍSICA <text:s text:c="34"/></text:p>
          </table:table-cell>
          <table:table-cell office:value-type="string">
            <text:p>Gugje Dongbang Cheyug Yeon'gu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283</text:p>
          </table:table-cell>
          <table:table-cell office:value-type="string">
            <text:p>EDUCAÇÃO FÍSICA <text:s text:c="34"/></text:p>
          </table:table-cell>
          <table:table-cell office:value-type="string">
            <text:p>Hansenologia Internationali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2-4147</text:p>
          </table:table-cell>
          <table:table-cell office:value-type="string">
            <text:p>EDUCAÇÃO FÍSICA <text:s text:c="34"/></text:p>
          </table:table-cell>
          <table:table-cell office:value-type="string">
            <text:p>Heart Failure Review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7-5867</text:p>
          </table:table-cell>
          <table:table-cell office:value-type="string">
            <text:p>EDUCAÇÃO FÍSICA <text:s text:c="34"/></text:p>
          </table:table-cell>
          <table:table-cell office:value-type="string">
            <text:p>HERD (New York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171</text:p>
          </table:table-cell>
          <table:table-cell office:value-type="string">
            <text:p>EDUCAÇÃO FÍSICA <text:s text:c="34"/></text:p>
          </table:table-cell>
          <table:table-cell office:value-type="string">
            <text:p>Higiene Alimentar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260</text:p>
          </table:table-cell>
          <table:table-cell office:value-type="string">
            <text:p>EDUCAÇÃO FÍSICA <text:s text:c="34"/></text:p>
          </table:table-cell>
          <table:table-cell office:value-type="string">
            <text:p>Hipertensão (São Paul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9631</text:p>
          </table:table-cell>
          <table:table-cell office:value-type="string">
            <text:p>EDUCAÇÃO FÍSICA <text:s text:c="34"/></text:p>
          </table:table-cell>
          <table:table-cell office:value-type="string">
            <text:p>Hippocampus (New York, N.Y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3911</text:p>
          </table:table-cell>
          <table:table-cell office:value-type="string">
            <text:p>EDUCAÇÃO FÍSICA <text:s text:c="34"/></text:p>
          </table:table-cell>
          <table:table-cell office:value-type="string">
            <text:p>Histology and Histopath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970</text:p>
          </table:table-cell>
          <table:table-cell office:value-type="string">
            <text:p>EDUCAÇÃO FÍSICA <text:s text:c="34"/></text:p>
          </table:table-cell>
          <table:table-cell office:value-type="string">
            <text:p>História, Ciências, Saúde-Manguinho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0184</text:p>
          </table:table-cell>
          <table:table-cell office:value-type="string">
            <text:p>EDUCAÇÃO FÍSICA <text:s text:c="34"/></text:p>
          </table:table-cell>
          <table:table-cell office:value-type="string">
            <text:p>Horizonte (Lisbo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183</text:p>
          </table:table-cell>
          <table:table-cell office:value-type="string">
            <text:p>EDUCAÇÃO FÍSICA <text:s text:c="34"/></text:p>
          </table:table-cell>
          <table:table-cell office:value-type="string">
            <text:p>Horizontes Antropológicos (UFRGS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163</text:p>
          </table:table-cell>
          <table:table-cell office:value-type="string">
            <text:p>EDUCAÇÃO FÍSICA <text:s text:c="34"/></text:p>
          </table:table-cell>
          <table:table-cell office:value-type="string">
            <text:p>Hormone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123</text:p>
          </table:table-cell>
          <table:table-cell office:value-type="string">
            <text:p>EDUCAÇÃO FÍSICA <text:s text:c="34"/></text:p>
          </table:table-cell>
          <table:table-cell office:value-type="string">
            <text:p>HU Revista (UFJF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32-3991</text:p>
          </table:table-cell>
          <table:table-cell office:value-type="string">
            <text:p>EDUCAÇÃO FÍSICA <text:s text:c="34"/></text:p>
          </table:table-cell>
          <table:table-cell office:value-type="string">
            <text:p>Human Move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9457</text:p>
          </table:table-cell>
          <table:table-cell office:value-type="string">
            <text:p>EDUCAÇÃO FÍSICA <text:s text:c="34"/></text:p>
          </table:table-cell>
          <table:table-cell office:value-type="string">
            <text:p>Human Movement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4-911X</text:p>
          </table:table-cell>
          <table:table-cell office:value-type="string">
            <text:p>EDUCAÇÃO FÍSICA <text:s text:c="34"/></text:p>
          </table:table-cell>
          <table:table-cell office:value-type="string">
            <text:p>Hypertension (Dallas, Tex. 1979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9-4113</text:p>
          </table:table-cell>
          <table:table-cell office:value-type="string">
            <text:p>EDUCAÇÃO FÍSICA <text:s text:c="34"/></text:p>
          </table:table-cell>
          <table:table-cell office:value-type="string">
            <text:p>IberPsicología (Madri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294</text:p>
          </table:table-cell>
          <table:table-cell office:value-type="string">
            <text:p>EDUCAÇÃO FÍSICA <text:s text:c="34"/></text:p>
          </table:table-cell>
          <table:table-cell office:value-type="string">
            <text:p>IEEE Transactions on Biomedical Engineer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359</text:p>
          </table:table-cell>
          <table:table-cell office:value-type="string">
            <text:p>EDUCAÇÃO FÍSICA <text:s text:c="34"/></text:p>
          </table:table-cell>
          <table:table-cell office:value-type="string">
            <text:p>IEEE Transactions on Educ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464</text:p>
          </table:table-cell>
          <table:table-cell office:value-type="string">
            <text:p>EDUCAÇÃO FÍSICA <text:s text:c="34"/></text:p>
          </table:table-cell>
          <table:table-cell office:value-type="string">
            <text:p>IEEE Transactions on Magne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66X</text:p>
          </table:table-cell>
          <table:table-cell office:value-type="string">
            <text:p>EDUCAÇÃO FÍSICA <text:s text:c="34"/></text:p>
          </table:table-cell>
          <table:table-cell office:value-type="string">
            <text:p>Imaginário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2478</text:p>
          </table:table-cell>
          <table:table-cell office:value-type="string">
            <text:p>EDUCAÇÃO FÍSICA <text:s text:c="34"/></text:p>
          </table:table-cell>
          <table:table-cell office:value-type="string">
            <text:p>Immunology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676</text:p>
          </table:table-cell>
          <table:table-cell office:value-type="string">
            <text:p>EDUCAÇÃO FÍSICA <text:s text:c="34"/></text:p>
          </table:table-cell>
          <table:table-cell office:value-type="string">
            <text:p>Impulso (Piracicab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0-9290</text:p>
          </table:table-cell>
          <table:table-cell office:value-type="string">
            <text:p>EDUCAÇÃO FÍSICA <text:s text:c="34"/></text:p>
          </table:table-cell>
          <table:table-cell office:value-type="string">
            <text:p>Indian Journal of Dental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5189</text:p>
          </table:table-cell>
          <table:table-cell office:value-type="string">
            <text:p>EDUCAÇÃO FÍSICA <text:s text:c="34"/></text:p>
          </table:table-cell>
          <table:table-cell office:value-type="string">
            <text:p>Indian Journal of Experimental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5421</text:p>
          </table:table-cell>
          <table:table-cell office:value-type="string">
            <text:p>EDUCAÇÃO FÍSICA <text:s text:c="34"/></text:p>
          </table:table-cell>
          <table:table-cell office:value-type="string">
            <text:p>Indian Journal of Otolaryng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7707</text:p>
          </table:table-cell>
          <table:table-cell office:value-type="string">
            <text:p>EDUCAÇÃO FÍSICA <text:s text:c="34"/></text:p>
          </table:table-cell>
          <table:table-cell office:value-type="string">
            <text:p>Indian Journal of Otolaryngology and Head and Neck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326X</text:p>
          </table:table-cell>
          <table:table-cell office:value-type="string">
            <text:p>EDUCAÇÃO FÍSICA <text:s text:c="34"/></text:p>
          </table:table-cell>
          <table:table-cell office:value-type="string">
            <text:p>Indoor + Built Environ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5885</text:p>
          </table:table-cell>
          <table:table-cell office:value-type="string">
            <text:p>EDUCAÇÃO FÍSICA <text:s text:c="34"/></text:p>
          </table:table-cell>
          <table:table-cell office:value-type="string">
            <text:p>Industrial &amp; Engineering Chemistry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6383</text:p>
          </table:table-cell>
          <table:table-cell office:value-type="string">
            <text:p>EDUCAÇÃO FÍSICA <text:s text:c="34"/></text:p>
          </table:table-cell>
          <table:table-cell office:value-type="string">
            <text:p>Infant Behavior &amp; Develop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9641</text:p>
          </table:table-cell>
          <table:table-cell office:value-type="string">
            <text:p>EDUCAÇÃO FÍSICA <text:s text:c="34"/></text:p>
          </table:table-cell>
          <table:table-cell office:value-type="string">
            <text:p>Infant Mental Health Jour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3997</text:p>
          </table:table-cell>
          <table:table-cell office:value-type="string">
            <text:p>EDUCAÇÃO FÍSICA <text:s text:c="34"/></text:p>
          </table:table-cell>
          <table:table-cell office:value-type="string">
            <text:p>Inflamm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3-3830</text:p>
          </table:table-cell>
          <table:table-cell office:value-type="string">
            <text:p>EDUCAÇÃO FÍSICA <text:s text:c="34"/></text:p>
          </table:table-cell>
          <table:table-cell office:value-type="string">
            <text:p>Inflammation Research (Printed ed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673</text:p>
          </table:table-cell>
          <table:table-cell office:value-type="string">
            <text:p>EDUCAÇÃO FÍSICA <text:s text:c="34"/></text:p>
          </table:table-cell>
          <table:table-cell office:value-type="string">
            <text:p>Informe Epidemiologico do SUS (Cessou em 2002. Cont. ISSN 1679-4974 Epidemiologia e Serviços de Saúd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147</text:p>
          </table:table-cell>
          <table:table-cell office:value-type="string">
            <text:p>EDUCAÇÃO FÍSICA <text:s text:c="34"/></text:p>
          </table:table-cell>
          <table:table-cell office:value-type="string">
            <text:p>Integração (USJ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690</text:p>
          </table:table-cell>
          <table:table-cell office:value-type="string">
            <text:p>EDUCAÇÃO FÍSICA <text:s text:c="34"/></text:p>
          </table:table-cell>
          <table:table-cell office:value-type="string">
            <text:p>Interamerican Journal of Psyc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283</text:p>
          </table:table-cell>
          <table:table-cell office:value-type="string">
            <text:p>EDUCAÇÃO FÍSICA <text:s text:c="34"/></text:p>
          </table:table-cell>
          <table:table-cell office:value-type="string">
            <text:p>Interface (Botucatu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762</text:p>
          </table:table-cell>
          <table:table-cell office:value-type="string">
            <text:p>EDUCAÇÃO FÍSICA <text:s text:c="34"/></text:p>
          </table:table-cell>
          <table:table-cell office:value-type="string">
            <text:p>Interface (UNI/UNESP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894</text:p>
          </table:table-cell>
          <table:table-cell office:value-type="string">
            <text:p>EDUCAÇÃO FÍSICA <text:s text:c="34"/></text:p>
          </table:table-cell>
          <table:table-cell office:value-type="string">
            <text:p>InterfacEHS (Ed. portuguê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119</text:p>
          </table:table-cell>
          <table:table-cell office:value-type="string">
            <text:p>EDUCAÇÃO FÍSICA <text:s text:c="34"/></text:p>
          </table:table-cell>
          <table:table-cell office:value-type="string">
            <text:p>International Braz J Urol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2885</text:p>
          </table:table-cell>
          <table:table-cell office:value-type="string">
            <text:p>EDUCAÇÃO FÍSICA <text:s text:c="34"/></text:p>
          </table:table-cell>
          <table:table-cell office:value-type="string">
            <text:p>International Endodontic Journ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5769</text:p>
          </table:table-cell>
          <table:table-cell office:value-type="string">
            <text:p>EDUCAÇÃO FÍSICA <text:s text:c="34"/></text:p>
          </table:table-cell>
          <table:table-cell office:value-type="string">
            <text:p>International Immunopharma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9997</text:p>
          </table:table-cell>
          <table:table-cell office:value-type="string">
            <text:p>EDUCAÇÃO FÍSICA <text:s text:c="34"/></text:p>
          </table:table-cell>
          <table:table-cell office:value-type="string">
            <text:p>International Journal of Aquatic Research and Education (Champaign, Ill.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99-2027</text:p>
          </table:table-cell>
          <table:table-cell office:value-type="string">
            <text:p>EDUCAÇÃO FÍSICA <text:s text:c="34"/></text:p>
          </table:table-cell>
          <table:table-cell office:value-type="string">
            <text:p>International Journal of Aud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9-456X</text:p>
          </table:table-cell>
          <table:table-cell office:value-type="string">
            <text:p>EDUCAÇÃO FÍSICA <text:s text:c="34"/></text:p>
          </table:table-cell>
          <table:table-cell office:value-type="string">
            <text:p>International Journal of Body Composition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136</text:p>
          </table:table-cell>
          <table:table-cell office:value-type="string">
            <text:p>EDUCAÇÃO FÍSICA <text:s text:c="34"/></text:p>
          </table:table-cell>
          <table:table-cell office:value-type="string">
            <text:p>International Journal of Cancer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273</text:p>
          </table:table-cell>
          <table:table-cell office:value-type="string">
            <text:p>EDUCAÇÃO FÍSICA <text:s text:c="34"/></text:p>
          </table:table-cell>
          <table:table-cell office:value-type="string">
            <text:p>International Journal of Card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5771</text:p>
          </table:table-cell>
          <table:table-cell office:value-type="string">
            <text:p>EDUCAÇÃO FÍSICA <text:s text:c="34"/></text:p>
          </table:table-cell>
          <table:table-cell office:value-type="string">
            <text:p>International Journal of Epidem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9-795X</text:p>
          </table:table-cell>
          <table:table-cell office:value-type="string">
            <text:p>EDUCAÇÃO FÍSICA <text:s text:c="34"/></text:p>
          </table:table-cell>
          <table:table-cell office:value-type="string">
            <text:p>International Journal of Exercise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2152</text:p>
          </table:table-cell>
          <table:table-cell office:value-type="string">
            <text:p>EDUCAÇÃO FÍSICA <text:s text:c="34"/></text:p>
          </table:table-cell>
          <table:table-cell office:value-type="string">
            <text:p>International Journal of Fitnes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6230</text:p>
          </table:table-cell>
          <table:table-cell office:value-type="string">
            <text:p>EDUCAÇÃO FÍSICA <text:s text:c="34"/></text:p>
          </table:table-cell>
          <table:table-cell office:value-type="string">
            <text:p>International Journal of Geriatric Psychia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5710</text:p>
          </table:table-cell>
          <table:table-cell office:value-type="string">
            <text:p>EDUCAÇÃO FÍSICA <text:s text:c="34"/></text:p>
          </table:table-cell>
          <table:table-cell office:value-type="string">
            <text:p>International Journal of Hema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9930</text:p>
          </table:table-cell>
          <table:table-cell office:value-type="string">
            <text:p>EDUCAÇÃO FÍSICA <text:s text:c="34"/></text:p>
          </table:table-cell>
          <table:table-cell office:value-type="string">
            <text:p>International Journal of Impotence Research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8141</text:p>
          </table:table-cell>
          <table:table-cell office:value-type="string">
            <text:p>EDUCAÇÃO FÍSICA <text:s text:c="34"/></text:p>
          </table:table-cell>
          <table:table-cell office:value-type="string">
            <text:p>International Journal of Industrial Ergono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2794</text:p>
          </table:table-cell>
          <table:table-cell office:value-type="string">
            <text:p>EDUCAÇÃO FÍSICA <text:s text:c="34"/></text:p>
          </table:table-cell>
          <table:table-cell office:value-type="string">
            <text:p>International Journal of Intensive Car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7-9827</text:p>
          </table:table-cell>
          <table:table-cell office:value-type="string">
            <text:p>EDUCAÇÃO FÍSICA <text:s text:c="34"/></text:p>
          </table:table-cell>
          <table:table-cell office:value-type="string">
            <text:p>International Journal of Legal Medicin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1-9437</text:p>
          </table:table-cell>
          <table:table-cell office:value-type="string">
            <text:p>EDUCAÇÃO FÍSICA <text:s text:c="34"/></text:p>
          </table:table-cell>
          <table:table-cell office:value-type="string">
            <text:p>International Journal of Medicinal Mushroo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07-3756</text:p>
          </table:table-cell>
          <table:table-cell office:value-type="string">
            <text:p>EDUCAÇÃO FÍSICA <text:s text:c="34"/></text:p>
          </table:table-cell>
          <table:table-cell office:value-type="string">
            <text:p>International Journal of Molecular Medici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9502</text:p>
          </table:table-cell>
          <table:table-cell office:value-type="string">
            <text:p>EDUCAÇÃO FÍSICA <text:s text:c="34"/></text:p>
          </table:table-cell>
          <table:table-cell office:value-type="string">
            <text:p>International Journal of Morpholog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9367</text:p>
          </table:table-cell>
          <table:table-cell office:value-type="string">
            <text:p>EDUCAÇÃO FÍSICA <text:s text:c="34"/></text:p>
          </table:table-cell>
          <table:table-cell office:value-type="string">
            <text:p>International Journal of Morph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0565</text:p>
          </table:table-cell>
          <table:table-cell office:value-type="string">
            <text:p>EDUCAÇÃO FÍSICA <text:s text:c="34"/></text:p>
          </table:table-cell>
          <table:table-cell office:value-type="string">
            <text:p>International Journal of Obesi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1-5027</text:p>
          </table:table-cell>
          <table:table-cell office:value-type="string">
            <text:p>EDUCAÇÃO FÍSICA <text:s text:c="34"/></text:p>
          </table:table-cell>
          <table:table-cell office:value-type="string">
            <text:p>International Journal of Oral and Maxillofacial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7-9733</text:p>
          </table:table-cell>
          <table:table-cell office:value-type="string">
            <text:p>EDUCAÇÃO FÍSICA <text:s text:c="34"/></text:p>
          </table:table-cell>
          <table:table-cell office:value-type="string">
            <text:p>International Journal of Oral-Medical Scienc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5876</text:p>
          </table:table-cell>
          <table:table-cell office:value-type="string">
            <text:p>EDUCAÇÃO FÍSICA <text:s text:c="34"/></text:p>
          </table:table-cell>
          <table:table-cell office:value-type="string">
            <text:p>International Journal of Pediatric Otorhinolaryng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5140</text:p>
          </table:table-cell>
          <table:table-cell office:value-type="string">
            <text:p>EDUCAÇÃO FÍSICA <text:s text:c="34"/></text:p>
          </table:table-cell>
          <table:table-cell office:value-type="string">
            <text:p>International Journal of Pharmaceutical Compounding (Edição Brasileir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8760</text:p>
          </table:table-cell>
          <table:table-cell office:value-type="string">
            <text:p>EDUCAÇÃO FÍSICA <text:s text:c="34"/></text:p>
          </table:table-cell>
          <table:table-cell office:value-type="string">
            <text:p>International Journal of Psychophysi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1-8556</text:p>
          </table:table-cell>
          <table:table-cell office:value-type="string">
            <text:p>EDUCAÇÃO FÍSICA <text:s text:c="34"/></text:p>
          </table:table-cell>
          <table:table-cell office:value-type="string">
            <text:p>International Journal of Public Healt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2-5282</text:p>
          </table:table-cell>
          <table:table-cell office:value-type="string">
            <text:p>EDUCAÇÃO FÍSICA <text:s text:c="34"/></text:p>
          </table:table-cell>
          <table:table-cell office:value-type="string">
            <text:p>International Journal of Rehabilitation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6-1841</text:p>
          </table:table-cell>
          <table:table-cell office:value-type="string">
            <text:p>EDUCAÇÃO FÍSICA <text:s text:c="34"/></text:p>
          </table:table-cell>
          <table:table-cell office:value-type="string">
            <text:p>International Journal of Rheumatic Diseas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484X</text:p>
          </table:table-cell>
          <table:table-cell office:value-type="string">
            <text:p>EDUCAÇÃO FÍSICA <text:s text:c="34"/></text:p>
          </table:table-cell>
          <table:table-cell office:value-type="string">
            <text:p>International Journal of Sport Nutrition and Exercise Metabolism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2-4622</text:p>
          </table:table-cell>
          <table:table-cell office:value-type="string">
            <text:p>EDUCAÇÃO FÍSICA <text:s text:c="34"/></text:p>
          </table:table-cell>
          <table:table-cell office:value-type="string">
            <text:p>International Journal of Sports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3367</text:p>
          </table:table-cell>
          <table:table-cell office:value-type="string">
            <text:p>EDUCAÇÃO FÍSICA <text:s text:c="34"/></text:p>
          </table:table-cell>
          <table:table-cell office:value-type="string">
            <text:p>International Journal of the History of Spor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35-045X</text:p>
          </table:table-cell>
          <table:table-cell office:value-type="string">
            <text:p>EDUCAÇÃO FÍSICA <text:s text:c="34"/></text:p>
          </table:table-cell>
          <table:table-cell office:value-type="string">
            <text:p>Iranian Audi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0-9240</text:p>
          </table:table-cell>
          <table:table-cell office:value-type="string">
            <text:p>EDUCAÇÃO FÍSICA <text:s text:c="34"/></text:p>
          </table:table-cell>
          <table:table-cell office:value-type="string">
            <text:p>ISEF Digi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3020</text:p>
          </table:table-cell>
          <table:table-cell office:value-type="string">
            <text:p>EDUCAÇÃO FÍSICA <text:s text:c="34"/></text:p>
          </table:table-cell>
          <table:table-cell office:value-type="string">
            <text:p>Isokinetics and Exercise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645</text:p>
          </table:table-cell>
          <table:table-cell office:value-type="string">
            <text:p>EDUCAÇÃO FÍSICA <text:s text:c="34"/></text:p>
          </table:table-cell>
          <table:table-cell office:value-type="string">
            <text:p>Isto é Dinheir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467</text:p>
          </table:table-cell>
          <table:table-cell office:value-type="string">
            <text:p>EDUCAÇÃO FÍSICA <text:s text:c="34"/></text:p>
          </table:table-cell>
          <table:table-cell office:value-type="string">
            <text:p>JBC. Jornal Brasileiro de Clínica Odontológica Integrad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771</text:p>
          </table:table-cell>
          <table:table-cell office:value-type="string">
            <text:p>EDUCAÇÃO FÍSICA <text:s text:c="34"/></text:p>
          </table:table-cell>
          <table:table-cell office:value-type="string">
            <text:p>JBP. Revista Íbero-Americana de Odontopediatria e Odontologia do Bebê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077</text:p>
          </table:table-cell>
          <table:table-cell office:value-type="string">
            <text:p>EDUCAÇÃO FÍSICA <text:s text:c="34"/></text:p>
          </table:table-cell>
          <table:table-cell office:value-type="string">
            <text:p>Jornal Brasileiro de Medici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800</text:p>
          </table:table-cell>
          <table:table-cell office:value-type="string">
            <text:p>EDUCAÇÃO FÍSICA <text:s text:c="34"/></text:p>
          </table:table-cell>
          <table:table-cell office:value-type="string">
            <text:p>Jornal Brasileiro de Nefr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713</text:p>
          </table:table-cell>
          <table:table-cell office:value-type="string">
            <text:p>EDUCAÇÃO FÍSICA <text:s text:c="34"/></text:p>
          </table:table-cell>
          <table:table-cell office:value-type="string">
            <text:p>Jornal Brasileiro de Pneumolog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756</text:p>
          </table:table-cell>
          <table:table-cell office:value-type="string">
            <text:p>EDUCAÇÃO FÍSICA <text:s text:c="34"/></text:p>
          </table:table-cell>
          <table:table-cell office:value-type="string">
            <text:p>Jornal Brasileiro de Pneumologia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085</text:p>
          </table:table-cell>
          <table:table-cell office:value-type="string">
            <text:p>EDUCAÇÃO FÍSICA <text:s text:c="34"/></text:p>
          </table:table-cell>
          <table:table-cell office:value-type="string">
            <text:p>Jornal Brasileiro de Psiquiatria (UFRJ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7557</text:p>
          </table:table-cell>
          <table:table-cell office:value-type="string">
            <text:p>EDUCAÇÃO FÍSICA <text:s text:c="34"/></text:p>
          </table:table-cell>
          <table:table-cell office:value-type="string">
            <text:p>Jornal de Pediatr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782</text:p>
          </table:table-cell>
          <table:table-cell office:value-type="string">
            <text:p>EDUCAÇÃO FÍSICA <text:s text:c="34"/></text:p>
          </table:table-cell>
          <table:table-cell office:value-type="string">
            <text:p>Jornal de Pediatria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586</text:p>
          </table:table-cell>
          <table:table-cell office:value-type="string">
            <text:p>EDUCAÇÃO FÍSICA <text:s text:c="34"/></text:p>
          </table:table-cell>
          <table:table-cell office:value-type="string">
            <text:p>Jornal de Pneumologia (Impresso) (Cessou em 2003. Cont. ISSN 1806-3713 Jornal Brasileiro de Pneumologia (Impresso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49-6550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d'Ergothérapie (Paris) (Cessou em 2000. Cont. ISSN 1636-7073 Ergothérapi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139X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Adolescent Healt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327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Affective Disord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8-2643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Aging and Healt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8652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Aging and Physical Activi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782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Anatom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5-8483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Applied Biomechan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3-2688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Applied Biomechanic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3-4648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Applied Geron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757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Applied Oral Science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0-7587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Applied Physiology (1985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1-3200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Applied Sport Psyc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8127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Back and Musculoskeletal Rehabilit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290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Biomechanic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7770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Biomedical Science (Base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320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Biosocial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0-8592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Bodywork and Movement Therap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7501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Cardiopulmonary Rehabilitation and Preven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541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Cellular Phys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1-0618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Chemical Neuroanatom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2-9023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Chinese Clinical Medic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6950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Clinical Densitome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875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Clinical Orthodon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0-9389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Clinical Sleep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3005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Coimbra Network on Exercise Scienc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924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Communication Disord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3-2130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Cosmetic Dermat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6987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Cutaneous 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1-8949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dentistry for children (Chicago, Ill.) (Cessou em 2006. Cont. ISSN 1935-5068 Journal of dentistry for children (Chicago, Ill. Online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6-8727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Diabetes and its Complic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6411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Electromyography and Kines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795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Endocri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649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Epilepsy and Clinical Neurophysi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7-9751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Exercise Physiology Onl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949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Experimental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6-1523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Experimental Psychology. Human Perception and Performan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730X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Fluency Disord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3201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Gender, Culture, and Health (Cessou em 1999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1130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Hand Therap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8278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Hepa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8369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Homosexuali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9240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Human Hypertens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7297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Human Movement Stud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6352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Hypertensio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8955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Inherited Metabolic Diseas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0605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International Medic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4754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Manipulative and Physiological Therapeu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6-2716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Molecular Medicine (Berlin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1280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Molecular Structure. Theochem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895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Motor Behavio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1-6044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Neurolinguis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270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Neuroscience Method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4012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Neuroscience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9624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Occupational and Environmental Hygien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0487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Occupational Rehabilitatio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9999-9900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Olympic Histor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2391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Oral and Maxillofacial Surger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182X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Oral Rehabilit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3-4934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Oral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3-3080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Physical Activity &amp; Healt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3084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Physical Education, Recreation &amp; Da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80-6805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Physiological Anthropolog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751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Physiology (London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67-5910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Physiology and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3098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Pinea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50-1977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Rehabilitation Medicin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15-162X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Rheuma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0-2440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Science and Medicine in Spor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456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Scientific &amp; Industrial Research (1963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2746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Shoulder and Elbow Surge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6-8737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Smooth Muscle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2779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Sport &amp; Exercise Psych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6-6716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Sport Rehabilit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707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Sports Medicine and Physical Fitness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03-2968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Sports Science and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0414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Sports Scienc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8011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Strength and Conditioning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3-5024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Teaching in Physical Educ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8223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the American Dietetic Associ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8614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the American Geriatrics Socie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002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the Experimental Analysis of Behavio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5-6177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the International Neuropsychological Societ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0-2783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the International Society of Sports Nutri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10X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the Neurological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8705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the Philosophy of Spor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271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Vestibular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1997</text:p>
          </table:table-cell>
          <table:table-cell office:value-type="string">
            <text:p>EDUCAÇÃO FÍSICA <text:s text:c="34"/></text:p>
          </table:table-cell>
          <table:table-cell office:value-type="string">
            <text:p>Journal of Voi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6071</text:p>
          </table:table-cell>
          <table:table-cell office:value-type="string">
            <text:p>EDUCAÇÃO FÍSICA <text:s text:c="34"/></text:p>
          </table:table-cell>
          <table:table-cell office:value-type="string">
            <text:p>JPEN. Journal of Parenteral and Enteral Nutri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308</text:p>
          </table:table-cell>
          <table:table-cell office:value-type="string">
            <text:p>EDUCAÇÃO FÍSICA <text:s text:c="34"/></text:p>
          </table:table-cell>
          <table:table-cell office:value-type="string">
            <text:p>Kinesis (Santa Mar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651</text:p>
          </table:table-cell>
          <table:table-cell office:value-type="string">
            <text:p>EDUCAÇÃO FÍSICA <text:s text:c="34"/></text:p>
          </table:table-cell>
          <table:table-cell office:value-type="string">
            <text:p>Labrys (Edição em Português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6736</text:p>
          </table:table-cell>
          <table:table-cell office:value-type="string">
            <text:p>EDUCAÇÃO FÍSICA <text:s text:c="34"/></text:p>
          </table:table-cell>
          <table:table-cell office:value-type="string">
            <text:p>Lancet (British editi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8921</text:p>
          </table:table-cell>
          <table:table-cell office:value-type="string">
            <text:p>EDUCAÇÃO FÍSICA <text:s text:c="34"/></text:p>
          </table:table-cell>
          <table:table-cell office:value-type="string">
            <text:p>Lasers in Medical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8092</text:p>
          </table:table-cell>
          <table:table-cell office:value-type="string">
            <text:p>EDUCAÇÃO FÍSICA <text:s text:c="34"/></text:p>
          </table:table-cell>
          <table:table-cell office:value-type="string">
            <text:p>Lasers in Surgery and Medicin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7-650X</text:p>
          </table:table-cell>
          <table:table-cell office:value-type="string">
            <text:p>EDUCAÇÃO FÍSICA <text:s text:c="34"/></text:p>
          </table:table-cell>
          <table:table-cell office:value-type="string">
            <text:p>Laterality (Hove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0069</text:p>
          </table:table-cell>
          <table:table-cell office:value-type="string">
            <text:p>EDUCAÇÃO FÍSICA <text:s text:c="34"/></text:p>
          </table:table-cell>
          <table:table-cell office:value-type="string">
            <text:p>Lecturas Educación Física y Deport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4-3465</text:p>
          </table:table-cell>
          <table:table-cell office:value-type="string">
            <text:p>EDUCAÇÃO FÍSICA <text:s text:c="34"/></text:p>
          </table:table-cell>
          <table:table-cell office:value-type="string">
            <text:p>Lecturas Educación Física y Deportes (Buenos Air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1-7387</text:p>
          </table:table-cell>
          <table:table-cell office:value-type="string">
            <text:p>EDUCAÇÃO FÍSICA <text:s text:c="34"/></text:p>
          </table:table-cell>
          <table:table-cell office:value-type="string">
            <text:p>Leistungssport (Munster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1-4367</text:p>
          </table:table-cell>
          <table:table-cell office:value-type="string">
            <text:p>EDUCAÇÃO FÍSICA <text:s text:c="34"/></text:p>
          </table:table-cell>
          <table:table-cell office:value-type="string">
            <text:p>Leisure Studi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335</text:p>
          </table:table-cell>
          <table:table-cell office:value-type="string">
            <text:p>EDUCAÇÃO FÍSICA <text:s text:c="34"/></text:p>
          </table:table-cell>
          <table:table-cell office:value-type="string">
            <text:p>Letras de Hoj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168</text:p>
          </table:table-cell>
          <table:table-cell office:value-type="string">
            <text:p>EDUCAÇÃO FÍSICA <text:s text:c="34"/></text:p>
          </table:table-cell>
          <table:table-cell office:value-type="string">
            <text:p>Licere (Belo Horizonte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171</text:p>
          </table:table-cell>
          <table:table-cell office:value-type="string">
            <text:p>EDUCAÇÃO FÍSICA <text:s text:c="34"/></text:p>
          </table:table-cell>
          <table:table-cell office:value-type="string">
            <text:p>Licere (Centro de Estudos de Lazer e Recreação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3205</text:p>
          </table:table-cell>
          <table:table-cell office:value-type="string">
            <text:p>EDUCAÇÃO FÍSICA <text:s text:c="34"/></text:p>
          </table:table-cell>
          <table:table-cell office:value-type="string">
            <text:p>Life Sciences (1973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3590</text:p>
          </table:table-cell>
          <table:table-cell office:value-type="string">
            <text:p>EDUCAÇÃO FÍSICA <text:s text:c="34"/></text:p>
          </table:table-cell>
          <table:table-cell office:value-type="string">
            <text:p>Limnology and Oceanograph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67X</text:p>
          </table:table-cell>
          <table:table-cell office:value-type="string">
            <text:p>EDUCAÇÃO FÍSICA <text:s text:c="34"/></text:p>
          </table:table-cell>
          <table:table-cell office:value-type="string">
            <text:p>Linhas (UDESC) (Cessou em 2005. Cont. ISSN 1984-7238 Linhas (Florianópolis. Online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511X</text:p>
          </table:table-cell>
          <table:table-cell office:value-type="string">
            <text:p>EDUCAÇÃO FÍSICA <text:s text:c="34"/></text:p>
          </table:table-cell>
          <table:table-cell office:value-type="string">
            <text:p>Lipids in Health and Diseas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9752</text:p>
          </table:table-cell>
          <table:table-cell office:value-type="string">
            <text:p>EDUCAÇÃO FÍSICA <text:s text:c="34"/></text:p>
          </table:table-cell>
          <table:table-cell office:value-type="string">
            <text:p>Local Climatological Data. Homer, Alaska. Monthly Summar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445</text:p>
          </table:table-cell>
          <table:table-cell office:value-type="string">
            <text:p>EDUCAÇÃO FÍSICA <text:s text:c="34"/></text:p>
          </table:table-cell>
          <table:table-cell office:value-type="string">
            <text:p>Lua Nov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1-2040</text:p>
          </table:table-cell>
          <table:table-cell office:value-type="string">
            <text:p>EDUCAÇÃO FÍSICA <text:s text:c="34"/></text:p>
          </table:table-cell>
          <table:table-cell office:value-type="string">
            <text:p>Lung (New York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6-689X</text:p>
          </table:table-cell>
          <table:table-cell office:value-type="string">
            <text:p>EDUCAÇÃO FÍSICA <text:s text:c="34"/></text:p>
          </table:table-cell>
          <table:table-cell office:value-type="string">
            <text:p>Manual Therap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1-8630</text:p>
          </table:table-cell>
          <table:table-cell office:value-type="string">
            <text:p>EDUCAÇÃO FÍSICA <text:s text:c="34"/></text:p>
          </table:table-cell>
          <table:table-cell office:value-type="string">
            <text:p>Marine Ecology. Progress Series (Halstenbek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87-9586</text:p>
          </table:table-cell>
          <table:table-cell office:value-type="string">
            <text:p>EDUCAÇÃO FÍSICA <text:s text:c="34"/></text:p>
          </table:table-cell>
          <table:table-cell office:value-type="string">
            <text:p>Materiales para la Historia del Depor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5122</text:p>
          </table:table-cell>
          <table:table-cell office:value-type="string">
            <text:p>EDUCAÇÃO FÍSICA <text:s text:c="34"/></text:p>
          </table:table-cell>
          <table:table-cell office:value-type="string">
            <text:p>Maturitas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6374</text:p>
          </table:table-cell>
          <table:table-cell office:value-type="string">
            <text:p>EDUCAÇÃO FÍSICA <text:s text:c="34"/></text:p>
          </table:table-cell>
          <table:table-cell office:value-type="string">
            <text:p>Mechanisms of Ageing and Development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9351</text:p>
          </table:table-cell>
          <table:table-cell office:value-type="string">
            <text:p>EDUCAÇÃO FÍSICA <text:s text:c="34"/></text:p>
          </table:table-cell>
          <table:table-cell office:value-type="string">
            <text:p>Mediators of Inflamm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0118</text:p>
          </table:table-cell>
          <table:table-cell office:value-type="string">
            <text:p>EDUCAÇÃO FÍSICA <text:s text:c="34"/></text:p>
          </table:table-cell>
          <table:table-cell office:value-type="string">
            <text:p>Medical &amp; Biological Engineering &amp; Comput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533</text:p>
          </table:table-cell>
          <table:table-cell office:value-type="string">
            <text:p>EDUCAÇÃO FÍSICA <text:s text:c="34"/></text:p>
          </table:table-cell>
          <table:table-cell office:value-type="string">
            <text:p>Medical Engineering &amp; 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9877</text:p>
          </table:table-cell>
          <table:table-cell office:value-type="string">
            <text:p>EDUCAÇÃO FÍSICA <text:s text:c="34"/></text:p>
          </table:table-cell>
          <table:table-cell office:value-type="string">
            <text:p>Medical Hypothe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6-6046</text:p>
          </table:table-cell>
          <table:table-cell office:value-type="string">
            <text:p>EDUCAÇÃO FÍSICA <text:s text:c="34"/></text:p>
          </table:table-cell>
          <table:table-cell office:value-type="string">
            <text:p>Medicina (USP.FMR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9131</text:p>
          </table:table-cell>
          <table:table-cell office:value-type="string">
            <text:p>EDUCAÇÃO FÍSICA <text:s text:c="34"/></text:p>
          </table:table-cell>
          <table:table-cell office:value-type="string">
            <text:p>Medicine and Science in Sports and Exercis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2-3714</text:p>
          </table:table-cell>
          <table:table-cell office:value-type="string">
            <text:p>EDUCAÇÃO FÍSICA <text:s text:c="34"/></text:p>
          </table:table-cell>
          <table:table-cell office:value-type="string">
            <text:p>Menopause (New York, N.Y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7490</text:p>
          </table:table-cell>
          <table:table-cell office:value-type="string">
            <text:p>EDUCAÇÃO FÍSICA <text:s text:c="34"/></text:p>
          </table:table-cell>
          <table:table-cell office:value-type="string">
            <text:p>Metabolic Brain Diseas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0495</text:p>
          </table:table-cell>
          <table:table-cell office:value-type="string">
            <text:p>EDUCAÇÃO FÍSICA <text:s text:c="34"/></text:p>
          </table:table-cell>
          <table:table-cell office:value-type="string">
            <text:p>Metabolism, Clinical and Experimental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8-1085</text:p>
          </table:table-cell>
          <table:table-cell office:value-type="string">
            <text:p>EDUCAÇÃO FÍSICA <text:s text:c="34"/></text:p>
          </table:table-cell>
          <table:table-cell office:value-type="string">
            <text:p>Micro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4075</text:p>
          </table:table-cell>
          <table:table-cell office:value-type="string">
            <text:p>EDUCAÇÃO FÍSICA <text:s text:c="34"/></text:p>
          </table:table-cell>
          <table:table-cell office:value-type="string">
            <text:p>Military Medicin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6875</text:p>
          </table:table-cell>
          <table:table-cell office:value-type="string">
            <text:p>EDUCAÇÃO FÍSICA <text:s text:c="34"/></text:p>
          </table:table-cell>
          <table:table-cell office:value-type="string">
            <text:p>Minerals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8177</text:p>
          </table:table-cell>
          <table:table-cell office:value-type="string">
            <text:p>EDUCAÇÃO FÍSICA <text:s text:c="34"/></text:p>
          </table:table-cell>
          <table:table-cell office:value-type="string">
            <text:p>Molecular and Cellular Bi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1640</text:p>
          </table:table-cell>
          <table:table-cell office:value-type="string">
            <text:p>EDUCAÇÃO FÍSICA <text:s text:c="34"/></text:p>
          </table:table-cell>
          <table:table-cell office:value-type="string">
            <text:p>Motor Contro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107X</text:p>
          </table:table-cell>
          <table:table-cell office:value-type="string">
            <text:p>EDUCAÇÃO FÍSICA <text:s text:c="34"/></text:p>
          </table:table-cell>
          <table:table-cell office:value-type="string">
            <text:p>Motricidade (Santa Maria da Feir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111</text:p>
          </table:table-cell>
          <table:table-cell office:value-type="string">
            <text:p>EDUCAÇÃO FÍSICA <text:s text:c="34"/></text:p>
          </table:table-cell>
          <table:table-cell office:value-type="string">
            <text:p>Motrivivencia (UF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805</text:p>
          </table:table-cell>
          <table:table-cell office:value-type="string">
            <text:p>EDUCAÇÃO FÍSICA <text:s text:c="34"/></text:p>
          </table:table-cell>
          <table:table-cell office:value-type="string">
            <text:p>Motriz (Rio Claro) (Cessou em 2006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574</text:p>
          </table:table-cell>
          <table:table-cell office:value-type="string">
            <text:p>EDUCAÇÃO FÍSICA <text:s text:c="34"/></text:p>
          </table:table-cell>
          <table:table-cell office:value-type="string">
            <text:p>Motriz : Revista de Educação Física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111</text:p>
          </table:table-cell>
          <table:table-cell office:value-type="string">
            <text:p>EDUCAÇÃO FÍSICA <text:s text:c="34"/></text:p>
          </table:table-cell>
          <table:table-cell office:value-type="string">
            <text:p>Motus Corporis (UG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3185</text:p>
          </table:table-cell>
          <table:table-cell office:value-type="string">
            <text:p>EDUCAÇÃO FÍSICA <text:s text:c="34"/></text:p>
          </table:table-cell>
          <table:table-cell office:value-type="string">
            <text:p>Movement Disorder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360</text:p>
          </table:table-cell>
          <table:table-cell office:value-type="string">
            <text:p>EDUCAÇÃO FÍSICA <text:s text:c="34"/></text:p>
          </table:table-cell>
          <table:table-cell office:value-type="string">
            <text:p>Movimento &amp; Percepçã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678</text:p>
          </table:table-cell>
          <table:table-cell office:value-type="string">
            <text:p>EDUCAÇÃO FÍSICA <text:s text:c="34"/></text:p>
          </table:table-cell>
          <table:table-cell office:value-type="string">
            <text:p>Movimento &amp; Percepção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54X</text:p>
          </table:table-cell>
          <table:table-cell office:value-type="string">
            <text:p>EDUCAÇÃO FÍSICA <text:s text:c="34"/></text:p>
          </table:table-cell>
          <table:table-cell office:value-type="string">
            <text:p>Movimento (UFRGS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67-0974</text:p>
          </table:table-cell>
          <table:table-cell office:value-type="string">
            <text:p>EDUCAÇÃO FÍSICA <text:s text:c="34"/></text:p>
          </table:table-cell>
          <table:table-cell office:value-type="string">
            <text:p>MS. Médecine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2-4585</text:p>
          </table:table-cell>
          <table:table-cell office:value-type="string">
            <text:p>EDUCAÇÃO FÍSICA <text:s text:c="34"/></text:p>
          </table:table-cell>
          <table:table-cell office:value-type="string">
            <text:p>Multiple Scleros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451</text:p>
          </table:table-cell>
          <table:table-cell office:value-type="string">
            <text:p>EDUCAÇÃO FÍSICA <text:s text:c="34"/></text:p>
          </table:table-cell>
          <table:table-cell office:value-type="string">
            <text:p>Mundo Jovem (PUCR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639X</text:p>
          </table:table-cell>
          <table:table-cell office:value-type="string">
            <text:p>EDUCAÇÃO FÍSICA <text:s text:c="34"/></text:p>
          </table:table-cell>
          <table:table-cell office:value-type="string">
            <text:p>Muscle &amp; Nerv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939</text:p>
          </table:table-cell>
          <table:table-cell office:value-type="string">
            <text:p>EDUCAÇÃO FÍSICA <text:s text:c="34"/></text:p>
          </table:table-cell>
          <table:table-cell office:value-type="string">
            <text:p>Música Hodi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7401</text:p>
          </table:table-cell>
          <table:table-cell office:value-type="string">
            <text:p>EDUCAÇÃO FÍSICA <text:s text:c="34"/></text:p>
          </table:table-cell>
          <table:table-cell office:value-type="string">
            <text:p>Neuroimmunomodulation (Base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3878</text:p>
          </table:table-cell>
          <table:table-cell office:value-type="string">
            <text:p>EDUCAÇÃO FÍSICA <text:s text:c="34"/></text:p>
          </table:table-cell>
          <table:table-cell office:value-type="string">
            <text:p>Neurology (Cleveland, Ohi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4-304X</text:p>
          </table:table-cell>
          <table:table-cell office:value-type="string">
            <text:p>EDUCAÇÃO FÍSICA <text:s text:c="34"/></text:p>
          </table:table-cell>
          <table:table-cell office:value-type="string">
            <text:p>Neuropediatr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282X</text:p>
          </table:table-cell>
          <table:table-cell office:value-type="string">
            <text:p>EDUCAÇÃO FÍSICA <text:s text:c="34"/></text:p>
          </table:table-cell>
          <table:table-cell office:value-type="string">
            <text:p>Neuropsych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9683</text:p>
          </table:table-cell>
          <table:table-cell office:value-type="string">
            <text:p>EDUCAÇÃO FÍSICA <text:s text:c="34"/></text:p>
          </table:table-cell>
          <table:table-cell office:value-type="string">
            <text:p>Neurorehabilitation and Neural Repai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4522</text:p>
          </table:table-cell>
          <table:table-cell office:value-type="string">
            <text:p>EDUCAÇÃO FÍSICA <text:s text:c="34"/></text:p>
          </table:table-cell>
          <table:table-cell office:value-type="string">
            <text:p>Neuro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940</text:p>
          </table:table-cell>
          <table:table-cell office:value-type="string">
            <text:p>EDUCAÇÃO FÍSICA <text:s text:c="34"/></text:p>
          </table:table-cell>
          <table:table-cell office:value-type="string">
            <text:p>Neuroscience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0102</text:p>
          </table:table-cell>
          <table:table-cell office:value-type="string">
            <text:p>EDUCAÇÃO FÍSICA <text:s text:c="34"/></text:p>
          </table:table-cell>
          <table:table-cell office:value-type="string">
            <text:p>Neuroscience Research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1-933X</text:p>
          </table:table-cell>
          <table:table-cell office:value-type="string">
            <text:p>EDUCAÇÃO FÍSICA <text:s text:c="34"/></text:p>
          </table:table-cell>
          <table:table-cell office:value-type="string">
            <text:p>New Studies in Athlet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8603</text:p>
          </table:table-cell>
          <table:table-cell office:value-type="string">
            <text:p>EDUCAÇÃO FÍSICA <text:s text:c="34"/></text:p>
          </table:table-cell>
          <table:table-cell office:value-type="string">
            <text:p>Nitric Oxid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4753</text:p>
          </table:table-cell>
          <table:table-cell office:value-type="string">
            <text:p>EDUCAÇÃO FÍSICA <text:s text:c="34"/></text:p>
          </table:table-cell>
          <table:table-cell office:value-type="string">
            <text:p>NMCD. Nutrition Metabolism and Cardiovascular Diseases (Testo Stampat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3-1741</text:p>
          </table:table-cell>
          <table:table-cell office:value-type="string">
            <text:p>EDUCAÇÃO FÍSICA <text:s text:c="34"/></text:p>
          </table:table-cell>
          <table:table-cell office:value-type="string">
            <text:p>Noise &amp; Healt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141</text:p>
          </table:table-cell>
          <table:table-cell office:value-type="string">
            <text:p>EDUCAÇÃO FÍSICA <text:s text:c="34"/></text:p>
          </table:table-cell>
          <table:table-cell office:value-type="string">
            <text:p>Nós da Escol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221</text:p>
          </table:table-cell>
          <table:table-cell office:value-type="string">
            <text:p>EDUCAÇÃO FÍSICA <text:s text:c="34"/></text:p>
          </table:table-cell>
          <table:table-cell office:value-type="string">
            <text:p>Nossa Históri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234</text:p>
          </table:table-cell>
          <table:table-cell office:value-type="string">
            <text:p>EDUCAÇÃO FÍSICA <text:s text:c="34"/></text:p>
          </table:table-cell>
          <table:table-cell office:value-type="string">
            <text:p>Nutrição Bras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274</text:p>
          </table:table-cell>
          <table:table-cell office:value-type="string">
            <text:p>EDUCAÇÃO FÍSICA <text:s text:c="34"/></text:p>
          </table:table-cell>
          <table:table-cell office:value-type="string">
            <text:p>Nutrição em Pau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928</text:p>
          </table:table-cell>
          <table:table-cell office:value-type="string">
            <text:p>EDUCAÇÃO FÍSICA <text:s text:c="34"/></text:p>
          </table:table-cell>
          <table:table-cell office:value-type="string">
            <text:p>Nutrire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9007</text:p>
          </table:table-cell>
          <table:table-cell office:value-type="string">
            <text:p>EDUCAÇÃO FÍSICA <text:s text:c="34"/></text:p>
          </table:table-cell>
          <table:table-cell office:value-type="string">
            <text:p>Nutrition (Burbank, Los Angeles County, Calif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7-0166</text:p>
          </table:table-cell>
          <table:table-cell office:value-type="string">
            <text:p>EDUCAÇÃO FÍSICA <text:s text:c="34"/></text:p>
          </table:table-cell>
          <table:table-cell office:value-type="string">
            <text:p>Nutrition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5317</text:p>
          </table:table-cell>
          <table:table-cell office:value-type="string">
            <text:p>EDUCAÇÃO FÍSICA <text:s text:c="34"/></text:p>
          </table:table-cell>
          <table:table-cell office:value-type="string">
            <text:p>Nutrition Research (New York, N.Y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6643</text:p>
          </table:table-cell>
          <table:table-cell office:value-type="string">
            <text:p>EDUCAÇÃO FÍSICA <text:s text:c="34"/></text:p>
          </table:table-cell>
          <table:table-cell office:value-type="string">
            <text:p>Nutrition Review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809</text:p>
          </table:table-cell>
          <table:table-cell office:value-type="string">
            <text:p>EDUCAÇÃO FÍSICA <text:s text:c="34"/></text:p>
          </table:table-cell>
          <table:table-cell office:value-type="string">
            <text:p>O Mundo da Saúde (CUSC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0-7381</text:p>
          </table:table-cell>
          <table:table-cell office:value-type="string">
            <text:p>EDUCAÇÃO FÍSICA <text:s text:c="34"/></text:p>
          </table:table-cell>
          <table:table-cell office:value-type="string">
            <text:p>Obesity (Silver Spring, Md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7323</text:p>
          </table:table-cell>
          <table:table-cell office:value-type="string">
            <text:p>EDUCAÇÃO FÍSICA <text:s text:c="34"/></text:p>
          </table:table-cell>
          <table:table-cell office:value-type="string">
            <text:p>Obesity Research (Cessou em 2005. Cont. ISSN 1930-7381 Obesity (Silver Spring, Md.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923</text:p>
          </table:table-cell>
          <table:table-cell office:value-type="string">
            <text:p>EDUCAÇÃO FÍSICA <text:s text:c="34"/></text:p>
          </table:table-cell>
          <table:table-cell office:value-type="string">
            <text:p>Obesity Surge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6-7903</text:p>
          </table:table-cell>
          <table:table-cell office:value-type="string">
            <text:p>EDUCAÇÃO FÍSICA <text:s text:c="34"/></text:p>
          </table:table-cell>
          <table:table-cell office:value-type="string">
            <text:p>Occupational Therapy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2-1587</text:p>
          </table:table-cell>
          <table:table-cell office:value-type="string">
            <text:p>EDUCAÇÃO FÍSICA <text:s text:c="34"/></text:p>
          </table:table-cell>
          <table:table-cell office:value-type="string">
            <text:p>Opción (Maracaib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523X</text:p>
          </table:table-cell>
          <table:table-cell office:value-type="string">
            <text:p>EDUCAÇÃO FÍSICA <text:s text:c="34"/></text:p>
          </table:table-cell>
          <table:table-cell office:value-type="string">
            <text:p>Oral Diseas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2-1622</text:p>
          </table:table-cell>
          <table:table-cell office:value-type="string">
            <text:p>EDUCAÇÃO FÍSICA <text:s text:c="34"/></text:p>
          </table:table-cell>
          <table:table-cell office:value-type="string">
            <text:p>Oral Health &amp; Preventive Dent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2-0055</text:p>
          </table:table-cell>
          <table:table-cell office:value-type="string">
            <text:p>EDUCAÇÃO FÍSICA <text:s text:c="34"/></text:p>
          </table:table-cell>
          <table:table-cell office:value-type="string">
            <text:p>Oral Microbiology and Immu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2104</text:p>
          </table:table-cell>
          <table:table-cell office:value-type="string">
            <text:p>EDUCAÇÃO FÍSICA <text:s text:c="34"/></text:p>
          </table:table-cell>
          <table:table-cell office:value-type="string">
            <text:p>Oral Surgery, Oral Medicine, Oral Pathology, Oral Radiology and Endodon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5944</text:p>
          </table:table-cell>
          <table:table-cell office:value-type="string">
            <text:p>EDUCAÇÃO FÍSICA <text:s text:c="34"/></text:p>
          </table:table-cell>
          <table:table-cell office:value-type="string">
            <text:p>Ortodontia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7-941X</text:p>
          </table:table-cell>
          <table:table-cell office:value-type="string">
            <text:p>EDUCAÇÃO FÍSICA <text:s text:c="34"/></text:p>
          </table:table-cell>
          <table:table-cell office:value-type="string">
            <text:p>Osteoporosis Internat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1-7129</text:p>
          </table:table-cell>
          <table:table-cell office:value-type="string">
            <text:p>EDUCAÇÃO FÍSICA <text:s text:c="34"/></text:p>
          </table:table-cell>
          <table:table-cell office:value-type="string">
            <text:p>Otology &amp; Neuro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63X</text:p>
          </table:table-cell>
          <table:table-cell office:value-type="string">
            <text:p>EDUCAÇÃO FÍSICA <text:s text:c="34"/></text:p>
          </table:table-cell>
          <table:table-cell office:value-type="string">
            <text:p>Paidéia (USP. Ribeirao Preto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3177</text:p>
          </table:table-cell>
          <table:table-cell office:value-type="string">
            <text:p>EDUCAÇÃO FÍSICA <text:s text:c="34"/></text:p>
          </table:table-cell>
          <table:table-cell office:value-type="string">
            <text:p>Pancreas (New York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05X</text:p>
          </table:table-cell>
          <table:table-cell office:value-type="string">
            <text:p>EDUCAÇÃO FÍSICA <text:s text:c="34"/></text:p>
          </table:table-cell>
          <table:table-cell office:value-type="string">
            <text:p>Pátio (Porto Alegre. 1997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864</text:p>
          </table:table-cell>
          <table:table-cell office:value-type="string">
            <text:p>EDUCAÇÃO FÍSICA <text:s text:c="34"/></text:p>
          </table:table-cell>
          <table:table-cell office:value-type="string">
            <text:p>PCL. Revista Brasileira de Prótese Clínica &amp; Laborator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858</text:p>
          </table:table-cell>
          <table:table-cell office:value-type="string">
            <text:p>EDUCAÇÃO FÍSICA <text:s text:c="34"/></text:p>
          </table:table-cell>
          <table:table-cell office:value-type="string">
            <text:p>Pediatri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712</text:p>
          </table:table-cell>
          <table:table-cell office:value-type="string">
            <text:p>EDUCAÇÃO FÍSICA <text:s text:c="34"/></text:p>
          </table:table-cell>
          <table:table-cell office:value-type="string">
            <text:p>Pediatria Atual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3920</text:p>
          </table:table-cell>
          <table:table-cell office:value-type="string">
            <text:p>EDUCAÇÃO FÍSICA <text:s text:c="34"/></text:p>
          </table:table-cell>
          <table:table-cell office:value-type="string">
            <text:p>Pediatria Moder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5009</text:p>
          </table:table-cell>
          <table:table-cell office:value-type="string">
            <text:p>EDUCAÇÃO FÍSICA <text:s text:c="34"/></text:p>
          </table:table-cell>
          <table:table-cell office:value-type="string">
            <text:p>Pediatric Blood &amp; Cance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2-0643</text:p>
          </table:table-cell>
          <table:table-cell office:value-type="string">
            <text:p>EDUCAÇÃO FÍSICA <text:s text:c="34"/></text:p>
          </table:table-cell>
          <table:table-cell office:value-type="string">
            <text:p>Pediatric Cardiology (Journal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8493</text:p>
          </table:table-cell>
          <table:table-cell office:value-type="string">
            <text:p>EDUCAÇÃO FÍSICA <text:s text:c="34"/></text:p>
          </table:table-cell>
          <table:table-cell office:value-type="string">
            <text:p>Pediatric Exercise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8-5669</text:p>
          </table:table-cell>
          <table:table-cell office:value-type="string">
            <text:p>EDUCAÇÃO FÍSICA <text:s text:c="34"/></text:p>
          </table:table-cell>
          <table:table-cell office:value-type="string">
            <text:p>Pediatric Physical Thera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8-005X</text:p>
          </table:table-cell>
          <table:table-cell office:value-type="string">
            <text:p>EDUCAÇÃO FÍSICA <text:s text:c="34"/></text:p>
          </table:table-cell>
          <table:table-cell office:value-type="string">
            <text:p>Pediatric Physical Therap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3998</text:p>
          </table:table-cell>
          <table:table-cell office:value-type="string">
            <text:p>EDUCAÇÃO FÍSICA <text:s text:c="34"/></text:p>
          </table:table-cell>
          <table:table-cell office:value-type="string">
            <text:p>Pediatric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183</text:p>
          </table:table-cell>
          <table:table-cell office:value-type="string">
            <text:p>EDUCAÇÃO FÍSICA <text:s text:c="34"/></text:p>
          </table:table-cell>
          <table:table-cell office:value-type="string">
            <text:p>Pensar a Prátic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676</text:p>
          </table:table-cell>
          <table:table-cell office:value-type="string">
            <text:p>EDUCAÇÃO FÍSICA <text:s text:c="34"/></text:p>
          </table:table-cell>
          <table:table-cell office:value-type="string">
            <text:p>Pensar a Prática (UFG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5125</text:p>
          </table:table-cell>
          <table:table-cell office:value-type="string">
            <text:p>EDUCAÇÃO FÍSICA <text:s text:c="34"/></text:p>
          </table:table-cell>
          <table:table-cell office:value-type="string">
            <text:p>Perceptual and Motor Skill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02X</text:p>
          </table:table-cell>
          <table:table-cell office:value-type="string">
            <text:p>EDUCAÇÃO FÍSICA <text:s text:c="34"/></text:p>
          </table:table-cell>
          <table:table-cell office:value-type="string">
            <text:p>Perspectivas em Educação Física Escol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799</text:p>
          </table:table-cell>
          <table:table-cell office:value-type="string">
            <text:p>EDUCAÇÃO FÍSICA <text:s text:c="34"/></text:p>
          </table:table-cell>
          <table:table-cell office:value-type="string">
            <text:p>Pesquisa em Saúde (Belé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774</text:p>
          </table:table-cell>
          <table:table-cell office:value-type="string">
            <text:p>EDUCAÇÃO FÍSICA <text:s text:c="34"/></text:p>
          </table:table-cell>
          <table:table-cell office:value-type="string">
            <text:p>Pesquisa FAPESP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908</text:p>
          </table:table-cell>
          <table:table-cell office:value-type="string">
            <text:p>EDUCAÇÃO FÍSICA <text:s text:c="34"/></text:p>
          </table:table-cell>
          <table:table-cell office:value-type="string">
            <text:p>Pesquisas e Práticas Psicossoci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3575</text:p>
          </table:table-cell>
          <table:table-cell office:value-type="string">
            <text:p>EDUCAÇÃO FÍSICA <text:s text:c="34"/></text:p>
          </table:table-cell>
          <table:table-cell office:value-type="string">
            <text:p>Pesticide Biochemistry and Phy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7258</text:p>
          </table:table-cell>
          <table:table-cell office:value-type="string">
            <text:p>EDUCAÇÃO FÍSICA <text:s text:c="34"/></text:p>
          </table:table-cell>
          <table:table-cell office:value-type="string">
            <text:p>Pharmacology &amp; Therapeutics (Oxford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7-8620</text:p>
          </table:table-cell>
          <table:table-cell office:value-type="string">
            <text:p>EDUCAÇÃO FÍSICA <text:s text:c="34"/></text:p>
          </table:table-cell>
          <table:table-cell office:value-type="string">
            <text:p>Pharmacologyonline (Salern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5418</text:p>
          </table:table-cell>
          <table:table-cell office:value-type="string">
            <text:p>EDUCAÇÃO FÍSICA <text:s text:c="34"/></text:p>
          </table:table-cell>
          <table:table-cell office:value-type="string">
            <text:p>Photomedicine and Laser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4-2638</text:p>
          </table:table-cell>
          <table:table-cell office:value-type="string">
            <text:p>EDUCAÇÃO FÍSICA <text:s text:c="34"/></text:p>
          </table:table-cell>
          <table:table-cell office:value-type="string">
            <text:p>Physical &amp; Occupational Therapy in Pediatr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023</text:p>
          </table:table-cell>
          <table:table-cell office:value-type="string">
            <text:p>EDUCAÇÃO FÍSICA <text:s text:c="34"/></text:p>
          </table:table-cell>
          <table:table-cell office:value-type="string">
            <text:p>Physical Therap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853X</text:p>
          </table:table-cell>
          <table:table-cell office:value-type="string">
            <text:p>EDUCAÇÃO FÍSICA <text:s text:c="34"/></text:p>
          </table:table-cell>
          <table:table-cell office:value-type="string">
            <text:p>Physical Therapy in Spor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3334</text:p>
          </table:table-cell>
          <table:table-cell office:value-type="string">
            <text:p>EDUCAÇÃO FÍSICA <text:s text:c="34"/></text:p>
          </table:table-cell>
          <table:table-cell office:value-type="string">
            <text:p>Physiological Measurement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384</text:p>
          </table:table-cell>
          <table:table-cell office:value-type="string">
            <text:p>EDUCAÇÃO FÍSICA <text:s text:c="34"/></text:p>
          </table:table-cell>
          <table:table-cell office:value-type="string">
            <text:p>Physiology &amp; Behavio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406</text:p>
          </table:table-cell>
          <table:table-cell office:value-type="string">
            <text:p>EDUCAÇÃO FÍSICA <text:s text:c="34"/></text:p>
          </table:table-cell>
          <table:table-cell office:value-type="string">
            <text:p>Physiothera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8-2267</text:p>
          </table:table-cell>
          <table:table-cell office:value-type="string">
            <text:p>EDUCAÇÃO FÍSICA <text:s text:c="34"/></text:p>
          </table:table-cell>
          <table:table-cell office:value-type="string">
            <text:p>Physiotherapy Research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3985</text:p>
          </table:table-cell>
          <table:table-cell office:value-type="string">
            <text:p>EDUCAÇÃO FÍSICA <text:s text:c="34"/></text:p>
          </table:table-cell>
          <table:table-cell office:value-type="string">
            <text:p>Physiotherapy Theory and Practi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6203</text:p>
          </table:table-cell>
          <table:table-cell office:value-type="string">
            <text:p>EDUCAÇÃO FÍSICA <text:s text:c="34"/></text:p>
          </table:table-cell>
          <table:table-cell office:value-type="string">
            <text:p>Plos O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364</text:p>
          </table:table-cell>
          <table:table-cell office:value-type="string">
            <text:p>EDUCAÇÃO FÍSICA <text:s text:c="34"/></text:p>
          </table:table-cell>
          <table:table-cell office:value-type="string">
            <text:p>Pneumologia Paulis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727</text:p>
          </table:table-cell>
          <table:table-cell office:value-type="string">
            <text:p>EDUCAÇÃO FÍSICA <text:s text:c="34"/></text:p>
          </table:table-cell>
          <table:table-cell office:value-type="string">
            <text:p>Polêm!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8397</text:p>
          </table:table-cell>
          <table:table-cell office:value-type="string">
            <text:p>EDUCAÇÃO FÍSICA <text:s text:c="34"/></text:p>
          </table:table-cell>
          <table:table-cell office:value-type="string">
            <text:p>Polymer Composit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687</text:p>
          </table:table-cell>
          <table:table-cell office:value-type="string">
            <text:p>EDUCAÇÃO FÍSICA <text:s text:c="34"/></text:p>
          </table:table-cell>
          <table:table-cell office:value-type="string">
            <text:p>Pró-Fono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99X</text:p>
          </table:table-cell>
          <table:table-cell office:value-type="string">
            <text:p>EDUCAÇÃO FÍSICA <text:s text:c="34"/></text:p>
          </table:table-cell>
          <table:table-cell office:value-type="string">
            <text:p>Pró-Fono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307</text:p>
          </table:table-cell>
          <table:table-cell office:value-type="string">
            <text:p>EDUCAÇÃO FÍSICA <text:s text:c="34"/></text:p>
          </table:table-cell>
          <table:table-cell office:value-type="string">
            <text:p>Pró-Posições (UNICAM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5846</text:p>
          </table:table-cell>
          <table:table-cell office:value-type="string">
            <text:p>EDUCAÇÃO FÍSICA <text:s text:c="34"/></text:p>
          </table:table-cell>
          <table:table-cell office:value-type="string">
            <text:p>Progress in Neuro-Psychopharmacology &amp; Biological Psychia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3278</text:p>
          </table:table-cell>
          <table:table-cell office:value-type="string">
            <text:p>EDUCAÇÃO FÍSICA <text:s text:c="34"/></text:p>
          </table:table-cell>
          <table:table-cell office:value-type="string">
            <text:p>Prostaglandins, Leukotrienes and Essential Fatty Acid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271</text:p>
          </table:table-cell>
          <table:table-cell office:value-type="string">
            <text:p>EDUCAÇÃO FÍSICA <text:s text:c="34"/></text:p>
          </table:table-cell>
          <table:table-cell office:value-type="string">
            <text:p>Psico-USF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4976</text:p>
          </table:table-cell>
          <table:table-cell office:value-type="string">
            <text:p>EDUCAÇÃO FÍSICA <text:s text:c="34"/></text:p>
          </table:table-cell>
          <table:table-cell office:value-type="string">
            <text:p>Psicologia (Brag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182</text:p>
          </table:table-cell>
          <table:table-cell office:value-type="string">
            <text:p>EDUCAÇÃO FÍSICA <text:s text:c="34"/></text:p>
          </table:table-cell>
          <table:table-cell office:value-type="string">
            <text:p>Psicologia e Sociedade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372</text:p>
          </table:table-cell>
          <table:table-cell office:value-type="string">
            <text:p>EDUCAÇÃO FÍSICA <text:s text:c="34"/></text:p>
          </table:table-cell>
          <table:table-cell office:value-type="string">
            <text:p>Psicologia em Estud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557</text:p>
          </table:table-cell>
          <table:table-cell office:value-type="string">
            <text:p>EDUCAÇÃO FÍSICA <text:s text:c="34"/></text:p>
          </table:table-cell>
          <table:table-cell office:value-type="string">
            <text:p>Psicologia Escolar e Educacional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893</text:p>
          </table:table-cell>
          <table:table-cell office:value-type="string">
            <text:p>EDUCAÇÃO FÍSICA <text:s text:c="34"/></text:p>
          </table:table-cell>
          <table:table-cell office:value-type="string">
            <text:p>Psicologia: Ciência e Profissã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972</text:p>
          </table:table-cell>
          <table:table-cell office:value-type="string">
            <text:p>EDUCAÇÃO FÍSICA <text:s text:c="34"/></text:p>
          </table:table-cell>
          <table:table-cell office:value-type="string">
            <text:p>Psicologia: Reflexão e Crítica (UFRGS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772</text:p>
          </table:table-cell>
          <table:table-cell office:value-type="string">
            <text:p>EDUCAÇÃO FÍSICA <text:s text:c="34"/></text:p>
          </table:table-cell>
          <table:table-cell office:value-type="string">
            <text:p>Psicologia: Teoria e Pesquisa (UnB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687</text:p>
          </table:table-cell>
          <table:table-cell office:value-type="string">
            <text:p>EDUCAÇÃO FÍSICA <text:s text:c="34"/></text:p>
          </table:table-cell>
          <table:table-cell office:value-type="string">
            <text:p>Psicologia: Teoria e Prát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138</text:p>
          </table:table-cell>
          <table:table-cell office:value-type="string">
            <text:p>EDUCAÇÃO FÍSICA <text:s text:c="34"/></text:p>
          </table:table-cell>
          <table:table-cell office:value-type="string">
            <text:p>Psychê (São Paulo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1781</text:p>
          </table:table-cell>
          <table:table-cell office:value-type="string">
            <text:p>EDUCAÇÃO FÍSICA <text:s text:c="34"/></text:p>
          </table:table-cell>
          <table:table-cell office:value-type="string">
            <text:p>Psychiatry Research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0292</text:p>
          </table:table-cell>
          <table:table-cell office:value-type="string">
            <text:p>EDUCAÇÃO FÍSICA <text:s text:c="34"/></text:p>
          </table:table-cell>
          <table:table-cell office:value-type="string">
            <text:p>Psychology of Sport and Exercis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3506</text:p>
          </table:table-cell>
          <table:table-cell office:value-type="string">
            <text:p>EDUCAÇÃO FÍSICA <text:s text:c="34"/></text:p>
          </table:table-cell>
          <table:table-cell office:value-type="string">
            <text:p>Public Health (Londo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5539</text:p>
          </table:table-cell>
          <table:table-cell office:value-type="string">
            <text:p>EDUCAÇÃO FÍSICA <text:s text:c="34"/></text:p>
          </table:table-cell>
          <table:table-cell office:value-type="string">
            <text:p>Pulmonary Pharmacology &amp; Therapeu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68X</text:p>
          </table:table-cell>
          <table:table-cell office:value-type="string">
            <text:p>EDUCAÇÃO FÍSICA <text:s text:c="34"/></text:p>
          </table:table-cell>
          <table:table-cell office:value-type="string">
            <text:p>R.E.V.I. Revista de Estudos do Vale Iguaçu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590</text:p>
          </table:table-cell>
          <table:table-cell office:value-type="string">
            <text:p>EDUCAÇÃO FÍSICA <text:s text:c="34"/></text:p>
          </table:table-cell>
          <table:table-cell office:value-type="string">
            <text:p>RA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020</text:p>
          </table:table-cell>
          <table:table-cell office:value-type="string">
            <text:p>EDUCAÇÃO FÍSICA <text:s text:c="34"/></text:p>
          </table:table-cell>
          <table:table-cell office:value-type="string">
            <text:p>RBB. Revista Brasileira de Bioé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930</text:p>
          </table:table-cell>
          <table:table-cell office:value-type="string">
            <text:p>EDUCAÇÃO FÍSICA <text:s text:c="34"/></text:p>
          </table:table-cell>
          <table:table-cell office:value-type="string">
            <text:p>RBCEH. Revista Brasileira de Ciências do Envelhecimento Human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332</text:p>
          </table:table-cell>
          <table:table-cell office:value-type="string">
            <text:p>EDUCAÇÃO FÍSICA <text:s text:c="34"/></text:p>
          </table:table-cell>
          <table:table-cell office:value-type="string">
            <text:p>RBCF. Revista Brasileira de Ciências Farmacêuticas (Cessou em 2008. Cont. ISSN 1984-8250 Brazilian Journal of Pharmaceutical Science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64</text:p>
          </table:table-cell>
          <table:table-cell office:value-type="string">
            <text:p>EDUCAÇÃO FÍSICA <text:s text:c="34"/></text:p>
          </table:table-cell>
          <table:table-cell office:value-type="string">
            <text:p>RBM. Revista Brasileira de Medicina (Rio de Janeir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405</text:p>
          </table:table-cell>
          <table:table-cell office:value-type="string">
            <text:p>EDUCAÇÃO FÍSICA <text:s text:c="34"/></text:p>
          </table:table-cell>
          <table:table-cell office:value-type="string">
            <text:p>RBPG. Revista Brasileira de Pós-Gradu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608</text:p>
          </table:table-cell>
          <table:table-cell office:value-type="string">
            <text:p>EDUCAÇÃO FÍSICA <text:s text:c="34"/></text:p>
          </table:table-cell>
          <table:table-cell office:value-type="string">
            <text:p>RCM. Revista de Ciências Médic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323</text:p>
          </table:table-cell>
          <table:table-cell office:value-type="string">
            <text:p>EDUCAÇÃO FÍSICA <text:s text:c="34"/></text:p>
          </table:table-cell>
          <table:table-cell office:value-type="string">
            <text:p>Reabilitar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985</text:p>
          </table:table-cell>
          <table:table-cell office:value-type="string">
            <text:p>EDUCAÇÃO FÍSICA <text:s text:c="34"/></text:p>
          </table:table-cell>
          <table:table-cell office:value-type="string">
            <text:p>Recorde: Revista de História do Espor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312</text:p>
          </table:table-cell>
          <table:table-cell office:value-type="string">
            <text:p>EDUCAÇÃO FÍSICA <text:s text:c="34"/></text:p>
          </table:table-cell>
          <table:table-cell office:value-type="string">
            <text:p>REFELD. Revista Brasileira de Educação Física, Esporte, Lazer e Danç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0115</text:p>
          </table:table-cell>
          <table:table-cell office:value-type="string">
            <text:p>EDUCAÇÃO FÍSICA <text:s text:c="34"/></text:p>
          </table:table-cell>
          <table:table-cell office:value-type="string">
            <text:p>Regulatory Peptid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8-0297</text:p>
          </table:table-cell>
          <table:table-cell office:value-type="string">
            <text:p>EDUCAÇÃO FÍSICA <text:s text:c="34"/></text:p>
          </table:table-cell>
          <table:table-cell office:value-type="string">
            <text:p>Research Communications in Molecular Pathology and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3-8627</text:p>
          </table:table-cell>
          <table:table-cell office:value-type="string">
            <text:p>EDUCAÇÃO FÍSICA <text:s text:c="34"/></text:p>
          </table:table-cell>
          <table:table-cell office:value-type="string">
            <text:p>Research in Sports Medicin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5288</text:p>
          </table:table-cell>
          <table:table-cell office:value-type="string">
            <text:p>EDUCAÇÃO FÍSICA <text:s text:c="34"/></text:p>
          </table:table-cell>
          <table:table-cell office:value-type="string">
            <text:p>Research in Veterinary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0-1367</text:p>
          </table:table-cell>
          <table:table-cell office:value-type="string">
            <text:p>EDUCAÇÃO FÍSICA <text:s text:c="34"/></text:p>
          </table:table-cell>
          <table:table-cell office:value-type="string">
            <text:p>Research Quarterly for Exercise and Spor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7931</text:p>
          </table:table-cell>
          <table:table-cell office:value-type="string">
            <text:p>EDUCAÇÃO FÍSICA <text:s text:c="34"/></text:p>
          </table:table-cell>
          <table:table-cell office:value-type="string">
            <text:p>Respiration (Basel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1324</text:p>
          </table:table-cell>
          <table:table-cell office:value-type="string">
            <text:p>EDUCAÇÃO FÍSICA <text:s text:c="34"/></text:p>
          </table:table-cell>
          <table:table-cell office:value-type="string">
            <text:p>Respiratory Car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8-5337</text:p>
          </table:table-cell>
          <table:table-cell office:value-type="string">
            <text:p>EDUCAÇÃO FÍSICA <text:s text:c="34"/></text:p>
          </table:table-cell>
          <table:table-cell office:value-type="string">
            <text:p>Respiratory Care Clinics of North America (Cessou em 2006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6111</text:p>
          </table:table-cell>
          <table:table-cell office:value-type="string">
            <text:p>EDUCAÇÃO FÍSICA <text:s text:c="34"/></text:p>
          </table:table-cell>
          <table:table-cell office:value-type="string">
            <text:p>Respiratory Medici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9-9048</text:p>
          </table:table-cell>
          <table:table-cell office:value-type="string">
            <text:p>EDUCAÇÃO FÍSICA <text:s text:c="34"/></text:p>
          </table:table-cell>
          <table:table-cell office:value-type="string">
            <text:p>Respiratory Physiology &amp; Neuro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3-7799</text:p>
          </table:table-cell>
          <table:table-cell office:value-type="string">
            <text:p>EDUCAÇÃO FÍSICA <text:s text:c="34"/></text:p>
          </table:table-cell>
          <table:table-cell office:value-type="string">
            <text:p>Respirology (Carlton South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072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ABO Nacio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594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ACB (Florianópol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105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AMRIG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88-7546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Andaluza de Medicina del Depor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913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Aprendizagem (Pinhais, P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8-5415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Argentina de Neuropsicolog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500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Autor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233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Baiana de Saúde Publ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411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Biociências (Taubaté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177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Brasileira Ciências da Saúd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482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Brasileira de Atividade Física e Saúd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191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Brasileira de Biomecânic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16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Brasileira de Cancer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716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Brasileira de Ciência e Moviment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400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Brasileira de Ciências Crimin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54X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Brasileira de Ciências da Saúde (IM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289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Brasileira de Ciências do Esport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010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Brasileira de Ciências Morfológic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426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Brasileira de Cineantropometria &amp; Desempenho Human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638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Brasileira de Cirurgia Cardiovascular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171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Brasileira de Cirurgia da Cabeça e Pescoç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282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Brasileira de Crescimento e Desenvolvimento Human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538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Brasileira de Educação Especi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509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Brasileira de Educação Física e Esporte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5502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Brasileira de Educação Méd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67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Brasileira de Enfermagem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151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Brasileira de Engenharia Biomédic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318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Brasileira de Ensino de Bioquímica e Biologia Molecul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90X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Brasileira de Epidemiolog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372X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Brasileira de Farmac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510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Brasileira de Fisiologia do Exercíci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555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Brasileira de Fisioterap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246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Brasileira de Fisioterapia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823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Brasileira de Geriatria e Gerontologia (UnATI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203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Brasileira de Ginecologia e Obstetríc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484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Brasileira de Hematologia e Hemoterap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522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Brasileira de Hipertens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388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Brasileira de Implantodont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692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Brasileira de Medicina do Esporte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196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Brasileira de Nutrição Clín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616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Brasileira de Ortoped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99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Brasileira de Otorrinolaringolog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312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Brasileira de Otorrinolaringologia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900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Brasileira de Prescrição e Fisiologia do Exercíci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145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Brasileira de Psicologia do Espor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446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Brasileira de Psiquiatria (São Paulo. 1999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82-5004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Brasileira de Reumatolog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829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Brasileira de Saúde Materno Infantil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7657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Brasileira de Saúde Ocupac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222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Brasileira em Promoção da Saúde (UNIFOR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846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CEFAC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37X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Cer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766X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Chilena de Obstetricia y Ginecología (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605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Ciência em Extens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546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Ciências da Saúde (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090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Ciências Médicas e Biológ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508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Científica JOPEF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849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Clínica de Ortodontia Dental Pres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819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da ABRO (Baurú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230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da Associação Médica Brasileira (1992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948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da Educação Física/UEM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083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da Educação física/UEM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234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da FA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048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da Fonoaudiologia (CRFa/S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758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da SOCERJ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006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da Sociedade Brasileira de Atividade Motora Adaptad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034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da Sociedade Brasileira de Fonoaudiolog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8682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da Sociedade Brasileira de Medicina Tropical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559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da Sociedade de Cardiologia do Estado de Sao Paul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708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da UNIFEB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060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das Produções Científicas Fênix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701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de Antropologia (U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974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de Ciências Humanas (Viço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796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de Ciências Médicas (PUCCAM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40X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de Educação Física - Associação dos Professores de Educação Física de Londri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464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de Educação Física - Escola de Educação Física do Exércit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879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de Fisioterapia da Universidade de São Paul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4891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de Fonoaudiologia Universidad de Valparaís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001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de Históri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989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de Metabolismo e Nutri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579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de Neurociências (EPM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0010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de Neurología (Ed. 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273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de Nutriçã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627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de Nutrição da PUCCAMP (Cessou em 1997. Cont. ISSN 1415-5273 Revista de Nutrição (Impresso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1774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de Odontologia da UNESP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2-239X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de Psicología del Depor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3-2670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de Psicopedagogía (Cessou em 1992. Cont.1134-1114 Revista Galega de Psicopedagox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6083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de Psiquiatria Clínica (U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108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de Psiquiatria do Rio Grande do Su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910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de Saúde Pública (U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955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de Terapia Ocupacional da Bahiana (EBM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104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de Terapia Ocupacional da Universidade de São Paul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419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Dental Press de Ortodontia e Ortopedia Facia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2269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Dental Press de Periodontia e Implan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7-6079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Digital Universita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404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do Centro de Ciências da Saúde (UFSM) (Cessou em 1982. Cont. 0103-4499 Saude (Santa Maria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906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do GEL (Araraqua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847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do IMI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894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do Instituto de Ciencias da Saude (UNI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4665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do Instituto de Medicina Tropical de São Paul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013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Do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968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Eletrônica Unibero de Produção Científ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18X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Espaço da Soph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1-139X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Española de Geriatría y Gerontología (Ed. 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26X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Estudos Feministas (UFSC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817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Fisio&amp;terap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040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Fonoaudiologia Brasil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113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Fronteira (Cessou em 2008. Cont. ISSN 1984-8226 Revista Fronteiras (Online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448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Gestão Industr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824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Hispeci &amp; Lem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584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HISTEDBR On-l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631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Iberoameric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6508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Iberoamericana de Educación (Impre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1-5653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Iberoamericana de Educación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6045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Iberoamericana de Fisioterapia y Kinesiología (Ed. 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86-8576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Iberoamericana de Psicología del Ejercicio y el Depor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7-0788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Iberoamericana de Psicomotricidad y Técnicas Corporal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85-3137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Internacional de Ciencias del Depor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169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Latino-Americana de Enfermagem (USP. Ribeirão Preto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657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Mackenzie (Cessou em 2004. Cont. ISSN 1982-8667 Revista Educação, Arte e História da Cultu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577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Mackenzie de Educação Física e Espor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892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Mackenzie de Educação Física e Esporte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80X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médica de Minas Gerais (Belo Horizont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161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Metropolitana de Ciências do Movimento Human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031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Mineira de Educacao Fisica (UFV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56X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nur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460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Odonto Ciência (PUCRS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0-2117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Odontológica Dominic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0-4989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Panamericana de Salud Pública (Impresa) / Pan American Journal of Public Health (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820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Paranaense de Educação Física (UFPR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549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Paulista de Educação Física (Cessou em 2003. Cont. ISSN 1807-5509 Revista Brasileira de Educação Física e Esporte (Impresso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05X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Paulista de Odont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582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Paulista de Pediatr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141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Perfil (UFRG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8082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Portuguesa de Bioé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0523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Portuguesa de Ciências do Desport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2159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Portuguesa de Pneumolog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0304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Portuguesa de Psic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66X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Racine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910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Salusvita (USC. Impresso) (Cessou em 2005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842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Saúde (UFR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188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UNIABEU (Cessou em 2007. Foi desdobrado em dois: ISSN 1983-0734 Revista UNIABEU. Saúde e Educação e ISSN 1983-0742 Revista UNIABEU. Tecnologia e Human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1892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UNICSU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308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UNIFAMM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053</text:p>
          </table:table-cell>
          <table:table-cell office:value-type="string">
            <text:p>EDUCAÇÃO FÍSICA <text:s text:c="34"/></text:p>
          </table:table-cell>
          <table:table-cell office:value-type="string">
            <text:p>Revista Uningá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1334</text:p>
          </table:table-cell>
          <table:table-cell office:value-type="string">
            <text:p>EDUCAÇÃO FÍSICA <text:s text:c="34"/></text:p>
          </table:table-cell>
          <table:table-cell office:value-type="string">
            <text:p>Revue de Laryngologie, d'Otologie et de Rhinologie (1919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971</text:p>
          </table:table-cell>
          <table:table-cell office:value-type="string">
            <text:p>EDUCAÇÃO FÍSICA <text:s text:c="34"/></text:p>
          </table:table-cell>
          <table:table-cell office:value-type="string">
            <text:p>RGO. Revista Gaúcha de Odont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7-8982</text:p>
          </table:table-cell>
          <table:table-cell office:value-type="string">
            <text:p>EDUCAÇÃO FÍSICA <text:s text:c="34"/></text:p>
          </table:table-cell>
          <table:table-cell office:value-type="string">
            <text:p>Salud(i)Ciencia (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180</text:p>
          </table:table-cell>
          <table:table-cell office:value-type="string">
            <text:p>EDUCAÇÃO FÍSICA <text:s text:c="34"/></text:p>
          </table:table-cell>
          <table:table-cell office:value-type="string">
            <text:p>São Paulo Medical Journal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365</text:p>
          </table:table-cell>
          <table:table-cell office:value-type="string">
            <text:p>EDUCAÇÃO FÍSICA <text:s text:c="34"/></text:p>
          </table:table-cell>
          <table:table-cell office:value-type="string">
            <text:p>Saúde Coletiva (Baruer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290</text:p>
          </table:table-cell>
          <table:table-cell office:value-type="string">
            <text:p>EDUCAÇÃO FÍSICA <text:s text:c="34"/></text:p>
          </table:table-cell>
          <table:table-cell office:value-type="string">
            <text:p>Saúde e Sociedade (U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0821</text:p>
          </table:table-cell>
          <table:table-cell office:value-type="string">
            <text:p>EDUCAÇÃO FÍSICA <text:s text:c="34"/></text:p>
          </table:table-cell>
          <table:table-cell office:value-type="string">
            <text:p>Saúde em Revist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356</text:p>
          </table:table-cell>
          <table:table-cell office:value-type="string">
            <text:p>EDUCAÇÃO FÍSICA <text:s text:c="34"/></text:p>
          </table:table-cell>
          <table:table-cell office:value-type="string">
            <text:p>Saúde em Revista (UNIME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5-7188</text:p>
          </table:table-cell>
          <table:table-cell office:value-type="string">
            <text:p>EDUCAÇÃO FÍSICA <text:s text:c="34"/></text:p>
          </table:table-cell>
          <table:table-cell office:value-type="string">
            <text:p>Scandinavian Journal of Medicine &amp; Science in Sport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65-1597</text:p>
          </table:table-cell>
          <table:table-cell office:value-type="string">
            <text:p>EDUCAÇÃO FÍSICA <text:s text:c="34"/></text:p>
          </table:table-cell>
          <table:table-cell office:value-type="string">
            <text:p>Science &amp; Spor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016</text:p>
          </table:table-cell>
          <table:table-cell office:value-type="string">
            <text:p>EDUCAÇÃO FÍSICA <text:s text:c="34"/></text:p>
          </table:table-cell>
          <table:table-cell office:value-type="string">
            <text:p>Scientia Agrícola (U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4005</text:p>
          </table:table-cell>
          <table:table-cell office:value-type="string">
            <text:p>EDUCAÇÃO FÍSICA <text:s text:c="34"/></text:p>
          </table:table-cell>
          <table:table-cell office:value-type="string">
            <text:p>Sensors and Actuators. B, Chemic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031X</text:p>
          </table:table-cell>
          <table:table-cell office:value-type="string">
            <text:p>EDUCAÇÃO FÍSICA <text:s text:c="34"/></text:p>
          </table:table-cell>
          <table:table-cell office:value-type="string">
            <text:p>Série Sociologica. Antrop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806</text:p>
          </table:table-cell>
          <table:table-cell office:value-type="string">
            <text:p>EDUCAÇÃO FÍSICA <text:s text:c="34"/></text:p>
          </table:table-cell>
          <table:table-cell office:value-type="string">
            <text:p>Serviço Social &amp; Saúde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5143</text:p>
          </table:table-cell>
          <table:table-cell office:value-type="string">
            <text:p>EDUCAÇÃO FÍSICA <text:s text:c="34"/></text:p>
          </table:table-cell>
          <table:table-cell office:value-type="string">
            <text:p>Sexuality &amp; Cultur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1044</text:p>
          </table:table-cell>
          <table:table-cell office:value-type="string">
            <text:p>EDUCAÇÃO FÍSICA <text:s text:c="34"/></text:p>
          </table:table-cell>
          <table:table-cell office:value-type="string">
            <text:p>Sexuality and Disabili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5357</text:p>
          </table:table-cell>
          <table:table-cell office:value-type="string">
            <text:p>EDUCAÇÃO FÍSICA <text:s text:c="34"/></text:p>
          </table:table-cell>
          <table:table-cell office:value-type="string">
            <text:p>Shiftwork International Newslette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2322</text:p>
          </table:table-cell>
          <table:table-cell office:value-type="string">
            <text:p>EDUCAÇÃO FÍSICA <text:s text:c="34"/></text:p>
          </table:table-cell>
          <table:table-cell office:value-type="string">
            <text:p>Shock (Augusta, Ga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295</text:p>
          </table:table-cell>
          <table:table-cell office:value-type="string">
            <text:p>EDUCAÇÃO FÍSICA <text:s text:c="34"/></text:p>
          </table:table-cell>
          <table:table-cell office:value-type="string">
            <text:p>Sínteses (UNICAMP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9512</text:p>
          </table:table-cell>
          <table:table-cell office:value-type="string">
            <text:p>EDUCAÇÃO FÍSICA <text:s text:c="34"/></text:p>
          </table:table-cell>
          <table:table-cell office:value-type="string">
            <text:p>Sleep &amp; Breath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6-9235</text:p>
          </table:table-cell>
          <table:table-cell office:value-type="string">
            <text:p>EDUCAÇÃO FÍSICA <text:s text:c="34"/></text:p>
          </table:table-cell>
          <table:table-cell office:value-type="string">
            <text:p>Sleep and Biological Rhythm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0063</text:p>
          </table:table-cell>
          <table:table-cell office:value-type="string">
            <text:p>EDUCAÇÃO FÍSICA <text:s text:c="34"/></text:p>
          </table:table-cell>
          <table:table-cell office:value-type="string">
            <text:p>Sleep Science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194</text:p>
          </table:table-cell>
          <table:table-cell office:value-type="string">
            <text:p>EDUCAÇÃO FÍSICA <text:s text:c="34"/></text:p>
          </table:table-cell>
          <table:table-cell office:value-type="string">
            <text:p>Sociedade e Cultur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522</text:p>
          </table:table-cell>
          <table:table-cell office:value-type="string">
            <text:p>EDUCAÇÃO FÍSICA <text:s text:c="34"/></text:p>
          </table:table-cell>
          <table:table-cell office:value-type="string">
            <text:p>Sociologias (UFRGS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2-4393</text:p>
          </table:table-cell>
          <table:table-cell office:value-type="string">
            <text:p>EDUCAÇÃO FÍSICA <text:s text:c="34"/></text:p>
          </table:table-cell>
          <table:table-cell office:value-type="string">
            <text:p>Spinal Cord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2-2436</text:p>
          </table:table-cell>
          <table:table-cell office:value-type="string">
            <text:p>EDUCAÇÃO FÍSICA <text:s text:c="34"/></text:p>
          </table:table-cell>
          <table:table-cell office:value-type="string">
            <text:p>Spine (Philadelphia, Pa. 1976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1-4953</text:p>
          </table:table-cell>
          <table:table-cell office:value-type="string">
            <text:p>EDUCAÇÃO FÍSICA <text:s text:c="34"/></text:p>
          </table:table-cell>
          <table:table-cell office:value-type="string">
            <text:p>Sportpadagogik (Seelz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12-1642</text:p>
          </table:table-cell>
          <table:table-cell office:value-type="string">
            <text:p>EDUCAÇÃO FÍSICA <text:s text:c="34"/></text:p>
          </table:table-cell>
          <table:table-cell office:value-type="string">
            <text:p>Sports Medicine (Aucklan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47-106X</text:p>
          </table:table-cell>
          <table:table-cell office:value-type="string">
            <text:p>EDUCAÇÃO FÍSICA <text:s text:c="34"/></text:p>
          </table:table-cell>
          <table:table-cell office:value-type="string">
            <text:p>STAPS. Sciences et Techniques des Activités Physiques et Sportiv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9056</text:p>
          </table:table-cell>
          <table:table-cell office:value-type="string">
            <text:p>EDUCAÇÃO FÍSICA <text:s text:c="34"/></text:p>
          </table:table-cell>
          <table:table-cell office:value-type="string">
            <text:p>Stärke (Weinhei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6-5099</text:p>
          </table:table-cell>
          <table:table-cell office:value-type="string">
            <text:p>EDUCAÇÃO FÍSICA <text:s text:c="34"/></text:p>
          </table:table-cell>
          <table:table-cell office:value-type="string">
            <text:p>Stem Cells (Dayton, Ohi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4562</text:p>
          </table:table-cell>
          <table:table-cell office:value-type="string">
            <text:p>EDUCAÇÃO FÍSICA <text:s text:c="34"/></text:p>
          </table:table-cell>
          <table:table-cell office:value-type="string">
            <text:p>Strategies (Reston, Va.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5-3890</text:p>
          </table:table-cell>
          <table:table-cell office:value-type="string">
            <text:p>EDUCAÇÃO FÍSICA <text:s text:c="34"/></text:p>
          </table:table-cell>
          <table:table-cell office:value-type="string">
            <text:p>Stress (Luxembourg. 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2499</text:p>
          </table:table-cell>
          <table:table-cell office:value-type="string">
            <text:p>EDUCAÇÃO FÍSICA <text:s text:c="34"/></text:p>
          </table:table-cell>
          <table:table-cell office:value-type="string">
            <text:p>Stroke (Dallas. 1970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567</text:p>
          </table:table-cell>
          <table:table-cell office:value-type="string">
            <text:p>EDUCAÇÃO FÍSICA <text:s text:c="34"/></text:p>
          </table:table-cell>
          <table:table-cell office:value-type="string">
            <text:p>Suplemento da Revista da Sociedade de Cardiologia do Estado de Sao Paul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1-4355</text:p>
          </table:table-cell>
          <table:table-cell office:value-type="string">
            <text:p>EDUCAÇÃO FÍSICA <text:s text:c="34"/></text:p>
          </table:table-cell>
          <table:table-cell office:value-type="string">
            <text:p>Supportive Care in Cance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4476</text:p>
          </table:table-cell>
          <table:table-cell office:value-type="string">
            <text:p>EDUCAÇÃO FÍSICA <text:s text:c="34"/></text:p>
          </table:table-cell>
          <table:table-cell office:value-type="string">
            <text:p>Synapse (New York, N.Y. 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4853</text:p>
          </table:table-cell>
          <table:table-cell office:value-type="string">
            <text:p>EDUCAÇÃO FÍSICA <text:s text:c="34"/></text:p>
          </table:table-cell>
          <table:table-cell office:value-type="string">
            <text:p>Teaching Elementary Physical Educ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1138</text:p>
          </table:table-cell>
          <table:table-cell office:value-type="string">
            <text:p>EDUCAÇÃO FÍSICA <text:s text:c="34"/></text:p>
          </table:table-cell>
          <table:table-cell office:value-type="string">
            <text:p>Técnicouro (Novo Hamburg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749</text:p>
          </table:table-cell>
          <table:table-cell office:value-type="string">
            <text:p>EDUCAÇÃO FÍSICA <text:s text:c="34"/></text:p>
          </table:table-cell>
          <table:table-cell office:value-type="string">
            <text:p>Temas sobre Desenvolviment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37X</text:p>
          </table:table-cell>
          <table:table-cell office:value-type="string">
            <text:p>EDUCAÇÃO FÍSICA <text:s text:c="34"/></text:p>
          </table:table-cell>
          <table:table-cell office:value-type="string">
            <text:p>Teoria e Prática da Edu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937</text:p>
          </table:table-cell>
          <table:table-cell office:value-type="string">
            <text:p>EDUCAÇÃO FÍSICA <text:s text:c="34"/></text:p>
          </table:table-cell>
          <table:table-cell office:value-type="string">
            <text:p>Terapia Manu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707</text:p>
          </table:table-cell>
          <table:table-cell office:value-type="string">
            <text:p>EDUCAÇÃO FÍSICA <text:s text:c="34"/></text:p>
          </table:table-cell>
          <table:table-cell office:value-type="string">
            <text:p>Texto &amp; Contexto Enfermagem (UFSC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928</text:p>
          </table:table-cell>
          <table:table-cell office:value-type="string">
            <text:p>EDUCAÇÃO FÍSICA <text:s text:c="34"/></text:p>
          </table:table-cell>
          <table:table-cell office:value-type="string">
            <text:p>Textos sobre Envelhecimento (UERJ) (Cessou em 2005. Cont. ISSN 1809-9823 Revista Brasileira de Geriatria e Gerontologia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3219</text:p>
          </table:table-cell>
          <table:table-cell office:value-type="string">
            <text:p>EDUCAÇÃO FÍSICA <text:s text:c="34"/></text:p>
          </table:table-cell>
          <table:table-cell office:value-type="string">
            <text:p>The Angle Orthodontis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670</text:p>
          </table:table-cell>
          <table:table-cell office:value-type="string">
            <text:p>EDUCAÇÃO FÍSICA <text:s text:c="34"/></text:p>
          </table:table-cell>
          <table:table-cell office:value-type="string">
            <text:p>The Brazilian Journal of Infectious Disease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1569</text:p>
          </table:table-cell>
          <table:table-cell office:value-type="string">
            <text:p>EDUCAÇÃO FÍSICA <text:s text:c="34"/></text:p>
          </table:table-cell>
          <table:table-cell office:value-type="string">
            <text:p>The Cleft Palate-Craniofacial Journal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6656</text:p>
          </table:table-cell>
          <table:table-cell office:value-type="string">
            <text:p>EDUCAÇÃO FÍSICA <text:s text:c="34"/></text:p>
          </table:table-cell>
          <table:table-cell office:value-type="string">
            <text:p>The Cleft Palate-Craniofacial Journ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1-2144</text:p>
          </table:table-cell>
          <table:table-cell office:value-type="string">
            <text:p>EDUCAÇÃO FÍSICA <text:s text:c="34"/></text:p>
          </table:table-cell>
          <table:table-cell office:value-type="string">
            <text:p>The Endocrinologist (Baltimore, Md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3-1936</text:p>
          </table:table-cell>
          <table:table-cell office:value-type="string">
            <text:p>EDUCAÇÃO FÍSICA <text:s text:c="34"/></text:p>
          </table:table-cell>
          <table:table-cell office:value-type="string">
            <text:p>The European Respiratory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4-1850</text:p>
          </table:table-cell>
          <table:table-cell office:value-type="string">
            <text:p>EDUCAÇÃO FÍSICA <text:s text:c="34"/></text:p>
          </table:table-cell>
          <table:table-cell office:value-type="string">
            <text:p>The European Respiratory Journal. Supple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6638</text:p>
          </table:table-cell>
          <table:table-cell office:value-type="string">
            <text:p>EDUCAÇÃO FÍSICA <text:s text:c="34"/></text:p>
          </table:table-cell>
          <table:table-cell office:value-type="string">
            <text:p>The FASEB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6-6419</text:p>
          </table:table-cell>
          <table:table-cell office:value-type="string">
            <text:p>EDUCAÇÃO FÍSICA <text:s text:c="34"/></text:p>
          </table:table-cell>
          <table:table-cell office:value-type="string">
            <text:p>The FIEP Bulleti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5-7472</text:p>
          </table:table-cell>
          <table:table-cell office:value-type="string">
            <text:p>EDUCAÇÃO FÍSICA <text:s text:c="34"/></text:p>
          </table:table-cell>
          <table:table-cell office:value-type="string">
            <text:p>The Hearing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2786</text:p>
          </table:table-cell>
          <table:table-cell office:value-type="string">
            <text:p>EDUCAÇÃO FÍSICA <text:s text:c="34"/></text:p>
          </table:table-cell>
          <table:table-cell office:value-type="string">
            <text:p>The International Journal of Oral and Maxillofacial Implant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8-7569</text:p>
          </table:table-cell>
          <table:table-cell office:value-type="string">
            <text:p>EDUCAÇÃO FÍSICA <text:s text:c="34"/></text:p>
          </table:table-cell>
          <table:table-cell office:value-type="string">
            <text:p>The International Journal of Periodontics &amp; Restorative Dent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7-3719</text:p>
          </table:table-cell>
          <table:table-cell office:value-type="string">
            <text:p>EDUCAÇÃO FÍSICA <text:s text:c="34"/></text:p>
          </table:table-cell>
          <table:table-cell office:value-type="string">
            <text:p>The International Journal of Tuberculosis and Lung Diseas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6-5448</text:p>
          </table:table-cell>
          <table:table-cell office:value-type="string">
            <text:p>EDUCAÇÃO FÍSICA <text:s text:c="34"/></text:p>
          </table:table-cell>
          <table:table-cell office:value-type="string">
            <text:p>The International Tinnitus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4628</text:p>
          </table:table-cell>
          <table:table-cell office:value-type="string">
            <text:p>EDUCAÇÃO FÍSICA <text:s text:c="34"/></text:p>
          </table:table-cell>
          <table:table-cell office:value-type="string">
            <text:p>The Journal of Clinical Pediatric Dent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9-2275</text:p>
          </table:table-cell>
          <table:table-cell office:value-type="string">
            <text:p>EDUCAÇÃO FÍSICA <text:s text:c="34"/></text:p>
          </table:table-cell>
          <table:table-cell office:value-type="string">
            <text:p>The Journal of Craniofacial Surge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9-2369</text:p>
          </table:table-cell>
          <table:table-cell office:value-type="string">
            <text:p>EDUCAÇÃO FÍSICA <text:s text:c="34"/></text:p>
          </table:table-cell>
          <table:table-cell office:value-type="string">
            <text:p>The Journal of Headache and Pain (Testo Stampat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5900</text:p>
          </table:table-cell>
          <table:table-cell office:value-type="string">
            <text:p>EDUCAÇÃO FÍSICA <text:s text:c="34"/></text:p>
          </table:table-cell>
          <table:table-cell office:value-type="string">
            <text:p>The Journal of Pai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0268</text:p>
          </table:table-cell>
          <table:table-cell office:value-type="string">
            <text:p>EDUCAÇÃO FÍSICA <text:s text:c="34"/></text:p>
          </table:table-cell>
          <table:table-cell office:value-type="string">
            <text:p>The Journal of Spinal Cord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199</text:p>
          </table:table-cell>
          <table:table-cell office:value-type="string">
            <text:p>EDUCAÇÃO FÍSICA <text:s text:c="34"/></text:p>
          </table:table-cell>
          <table:table-cell office:value-type="string">
            <text:p>The Journal of Venomous Animals and Toxins Including Tropical Disease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5006</text:p>
          </table:table-cell>
          <table:table-cell office:value-type="string">
            <text:p>EDUCAÇÃO FÍSICA <text:s text:c="34"/></text:p>
          </table:table-cell>
          <table:table-cell office:value-type="string">
            <text:p>The Journals of Gerontology. Series A, Biological Sciences and Medical scienc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852X</text:p>
          </table:table-cell>
          <table:table-cell office:value-type="string">
            <text:p>EDUCAÇÃO FÍSICA <text:s text:c="34"/></text:p>
          </table:table-cell>
          <table:table-cell office:value-type="string">
            <text:p>The Laryngoscope (St. Loui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2416</text:p>
          </table:table-cell>
          <table:table-cell office:value-type="string">
            <text:p>EDUCAÇÃO FÍSICA <text:s text:c="34"/></text:p>
          </table:table-cell>
          <table:table-cell office:value-type="string">
            <text:p>THE OPEN CLINICAL CHEMISTRY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EDUCAÇÃO FÍSICA <text:s text:c="34"/></text:p>
          </table:table-cell>
          <table:table-cell office:value-type="string">
            <text:p>The Open Critical Care Medicine Journal,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3870</text:p>
          </table:table-cell>
          <table:table-cell office:value-type="string">
            <text:p>EDUCAÇÃO FÍSICA <text:s text:c="34"/></text:p>
          </table:table-cell>
          <table:table-cell office:value-type="string">
            <text:p>The Open Sports Medicine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5-399X</text:p>
          </table:table-cell>
          <table:table-cell office:value-type="string">
            <text:p>EDUCAÇÃO FÍSICA <text:s text:c="34"/></text:p>
          </table:table-cell>
          <table:table-cell office:value-type="string">
            <text:p>The Open Sports Sciences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981</text:p>
          </table:table-cell>
          <table:table-cell office:value-type="string">
            <text:p>EDUCAÇÃO FÍSICA <text:s text:c="34"/></text:p>
          </table:table-cell>
          <table:table-cell office:value-type="string">
            <text:p>The Physical Educator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0233</text:p>
          </table:table-cell>
          <table:table-cell office:value-type="string">
            <text:p>EDUCAÇÃO FÍSICA <text:s text:c="34"/></text:p>
          </table:table-cell>
          <table:table-cell office:value-type="string">
            <text:p>The Veterinary Journal (London, England. 1997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6031</text:p>
          </table:table-cell>
          <table:table-cell office:value-type="string">
            <text:p>EDUCAÇÃO FÍSICA <text:s text:c="34"/></text:p>
          </table:table-cell>
          <table:table-cell office:value-type="string">
            <text:p>Thermochimica Acta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6376</text:p>
          </table:table-cell>
          <table:table-cell office:value-type="string">
            <text:p>EDUCAÇÃO FÍSICA <text:s text:c="34"/></text:p>
          </table:table-cell>
          <table:table-cell office:value-type="string">
            <text:p>Thorax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7524</text:p>
          </table:table-cell>
          <table:table-cell office:value-type="string">
            <text:p>EDUCAÇÃO FÍSICA <text:s text:c="34"/></text:p>
          </table:table-cell>
          <table:table-cell office:value-type="string">
            <text:p>Topics in Geriatric Rehabilit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2333</text:p>
          </table:table-cell>
          <table:table-cell office:value-type="string">
            <text:p>EDUCAÇÃO FÍSICA <text:s text:c="34"/></text:p>
          </table:table-cell>
          <table:table-cell office:value-type="string">
            <text:p>Toxicology in Vitro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274</text:p>
          </table:table-cell>
          <table:table-cell office:value-type="string">
            <text:p>EDUCAÇÃO FÍSICA <text:s text:c="34"/></text:p>
          </table:table-cell>
          <table:table-cell office:value-type="string">
            <text:p>Toxicology Letter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0101</text:p>
          </table:table-cell>
          <table:table-cell office:value-type="string">
            <text:p>EDUCAÇÃO FÍSICA <text:s text:c="34"/></text:p>
          </table:table-cell>
          <table:table-cell office:value-type="string">
            <text:p>Toxicon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99X</text:p>
          </table:table-cell>
          <table:table-cell office:value-type="string">
            <text:p>EDUCAÇÃO FÍSICA <text:s text:c="34"/></text:p>
          </table:table-cell>
          <table:table-cell office:value-type="string">
            <text:p>Trabalho Necessári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1345</text:p>
          </table:table-cell>
          <table:table-cell office:value-type="string">
            <text:p>EDUCAÇÃO FÍSICA <text:s text:c="34"/></text:p>
          </table:table-cell>
          <table:table-cell office:value-type="string">
            <text:p>Transplantation Proceeding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20-5340</text:p>
          </table:table-cell>
          <table:table-cell office:value-type="string">
            <text:p>EDUCAÇÃO FÍSICA <text:s text:c="34"/></text:p>
          </table:table-cell>
          <table:table-cell office:value-type="string">
            <text:p>Travailler (Revigny-Sur-Ornai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1639</text:p>
          </table:table-cell>
          <table:table-cell office:value-type="string">
            <text:p>EDUCAÇÃO FÍSICA <text:s text:c="34"/></text:p>
          </table:table-cell>
          <table:table-cell office:value-type="string">
            <text:p>Treinamento Desportivo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4096</text:p>
          </table:table-cell>
          <table:table-cell office:value-type="string">
            <text:p>EDUCAÇÃO FÍSICA <text:s text:c="34"/></text:p>
          </table:table-cell>
          <table:table-cell office:value-type="string">
            <text:p>Treino Desportiv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279</text:p>
          </table:table-cell>
          <table:table-cell office:value-type="string">
            <text:p>EDUCAÇÃO FÍSICA <text:s text:c="34"/></text:p>
          </table:table-cell>
          <table:table-cell office:value-type="string">
            <text:p>Tuiutí (Curiti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7776</text:p>
          </table:table-cell>
          <table:table-cell office:value-type="string">
            <text:p>EDUCAÇÃO FÍSICA <text:s text:c="34"/></text:p>
          </table:table-cell>
          <table:table-cell office:value-type="string">
            <text:p>Udesc em 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779</text:p>
          </table:table-cell>
          <table:table-cell office:value-type="string">
            <text:p>EDUCAÇÃO FÍSICA <text:s text:c="34"/></text:p>
          </table:table-cell>
          <table:table-cell office:value-type="string">
            <text:p>Universidade e Sociedade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7-3828</text:p>
          </table:table-cell>
          <table:table-cell office:value-type="string">
            <text:p>EDUCAÇÃO FÍSICA <text:s text:c="34"/></text:p>
          </table:table-cell>
          <table:table-cell office:value-type="string">
            <text:p>WFOT Bulleti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7-9327</text:p>
          </table:table-cell>
          <table:table-cell office:value-type="string">
            <text:p>EDUCAÇÃO FÍSICA <text:s text:c="34"/></text:p>
          </table:table-cell>
          <table:table-cell office:value-type="string">
            <text:p>World Journal of Gastroenter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7-8055</text:p>
          </table:table-cell>
          <table:table-cell office:value-type="string">
            <text:p>EDUCAÇÃO FÍSICA <text:s text:c="34"/></text:p>
          </table:table-cell>
          <table:table-cell office:value-type="string">
            <text:p>World Leisure Jour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7-1927</text:p>
          </table:table-cell>
          <table:table-cell office:value-type="string">
            <text:p>EDUCAÇÃO FÍSICA <text:s text:c="34"/></text:p>
          </table:table-cell>
          <table:table-cell office:value-type="string">
            <text:p>Wound Repair and Regener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7946</text:p>
          </table:table-cell>
          <table:table-cell office:value-type="string">
            <text:p>EDUCAÇÃO FÍSICA <text:s text:c="34"/></text:p>
          </table:table-cell>
          <table:table-cell office:value-type="string">
            <text:p>Wounds (King of Prussia, Pa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3:2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1T13:28:40</dc:date>
    <dc:creator>Marco Silva</dc:creator>
    <meta:document-statistic meta:table-count="1" meta:cell-count="4372" meta:object-count="0"/>
    <meta:generator>OpenOffice.org/3.2$Unix OpenOffice.org_project/320m12$Build-9483</meta:generator>
  </office:meta>
</office:document-meta>
</file>